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ISOCPEUR" svg:font-family="ISOCPEUR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313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1.41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5.61pt"/>
    </style:style>
    <style:style style:name="co7" style:family="table-column">
      <style:table-column-properties fo:break-before="auto" style:column-width="32.4pt"/>
    </style:style>
    <style:style style:name="co8" style:family="table-column">
      <style:table-column-properties fo:break-before="auto" style:column-width="73.81pt"/>
    </style:style>
    <style:style style:name="co9" style:family="table-column">
      <style:table-column-properties fo:break-before="auto" style:column-width="94.79pt"/>
    </style:style>
    <style:style style:name="co10" style:family="table-column">
      <style:table-column-properties fo:break-before="auto" style:column-width="315.61pt"/>
    </style:style>
    <style:style style:name="co11" style:family="table-column">
      <style:table-column-properties fo:break-before="auto" style:column-width="46.2pt"/>
    </style:style>
    <style:style style:name="co12" style:family="table-column">
      <style:table-column-properties fo:break-before="auto" style:column-width="101.99pt"/>
    </style:style>
    <style:style style:name="co13" style:family="table-column">
      <style:table-column-properties fo:break-before="auto" style:column-width="67.8pt"/>
    </style:style>
    <style:style style:name="co14" style:family="table-column">
      <style:table-column-properties fo:break-before="auto" style:column-width="15.59pt"/>
    </style:style>
    <style:style style:name="co15" style:family="table-column">
      <style:table-column-properties fo:break-before="auto" style:column-width="20.41pt"/>
    </style:style>
    <style:style style:name="co16" style:family="table-column">
      <style:table-column-properties fo:break-before="auto" style:column-width="19.19pt"/>
    </style:style>
    <style:style style:name="co17" style:family="table-column">
      <style:table-column-properties fo:break-before="auto" style:column-width="371.4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85.8pt"/>
    </style:style>
    <style:style style:name="co20" style:family="table-column">
      <style:table-column-properties fo:break-before="auto" style:column-width="63.01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50.09pt" fo:break-before="auto" style:use-optimal-row-height="false"/>
    </style:style>
    <style:style style:name="ro3" style:family="table-row">
      <style:table-row-properties style:row-height="26.1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9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45.16pt" fo:break-before="auto" style:use-optimal-row-height="true"/>
    </style:style>
    <style:style style:name="ta1" style:family="table" style:master-page-name="PageStyle_5f__20_ВП">
      <style:table-properties table:display="true" style:writing-mode="lr-tb"/>
    </style:style>
    <style:style style:name="ta2" style:family="table" style:master-page-name="PageStyle_5f_PE4">
      <style:table-properties table:display="true" style:writing-mode="lr-tb"/>
    </style:style>
    <style:style style:name="ta3" style:family="table" style:master-page-name="PageStyle_5f_SP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1pt" fo:font-style="italic" fo:text-shadow="none" style:text-underline-style="none" fo:font-weight="normal" style:font-size-asian="11pt" style:font-style-asian="italic" style:font-weight-asian="normal" style:font-name-complex="ISOCPEUR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4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8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name-asian="Noto Sans CJK SC Regular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name-asian="Noto Sans CJK SC Regular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1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2" style:family="table-cell" style:parent-style-name="Default">
      <style:table-cell-properties fo:background-color="#99ff66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8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1pt" fo:font-style="italic" fo:text-shadow="none" style:text-underline-style="none" fo:font-weight="normal" style:font-size-asian="11pt" style:font-style-asian="italic" style:font-weight-asian="normal" style:font-name-complex="ISOCPEUR" style:font-size-complex="11pt" style:font-style-complex="italic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1pt" fo:font-style="italic" fo:text-shadow="none" style:text-underline-style="none" fo:font-weight="normal" style:font-size-asian="11pt" style:font-style-asian="italic" style:font-weight-asian="normal" style:font-name-complex="ISOCPEUR" style:font-size-complex="11pt" style:font-style-complex="italic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20_Built-in_20_Explanatory_20_Text">
      <style:table-cell-properties fo:background-color="#99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Excel_20_Built-in_20_Explanatory_20_Text">
      <style:table-cell-properties fo:background-color="#99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22pt" fo:font-style="italic" fo:text-shadow="none" style:text-underline-style="none" fo:font-weight="normal" style:font-size-asian="22pt" style:font-style-asian="italic" style:font-weight-asian="normal" style:font-name-complex="ISOCPEUR" style:font-size-complex="22pt" style:font-style-complex="italic" style:font-weight-complex="normal"/>
    </style:style>
    <style:style style:name="ce28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1pt" fo:font-style="italic" fo:text-shadow="none" style:text-underline-style="none" fo:font-weight="normal" style:font-size-asian="11pt" style:font-style-asian="italic" style:font-weight-asian="normal" style:font-name-complex="ISOCPEUR" style:font-size-complex="11pt" style:font-style-complex="italic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32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3" style:family="table-cell" style:parent-style-name="Excel_20_Built-in_20_Explanatory_20_Text">
      <style:table-cell-properties fo:background-color="#99ff99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35" style:family="table-cell" style:parent-style-name="Default">
      <style:table-cell-properties style:diagonal-bl-tr="none" style:diagonal-tl-br="none" fo:border="0.06pt solid #000000" style:rotation-align="none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40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name-asian="Noto Sans CJK SC Regular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42" style:family="table-cell" style:parent-style-name="Excel_20_Built-in_20_Explanatory_20_Text">
      <style:table-cell-properties fo:background-color="#99ff99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46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7" style:family="table-cell" style:parent-style-name="Excel_20_Built-in_20_Explanatory_20_Text">
      <style:table-cell-properties fo:background-color="#99ff99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8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5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1pt" fo:font-style="italic" fo:text-shadow="none" style:text-underline-style="none" fo:font-weight="normal" style:font-size-asian="11pt" style:font-style-asian="italic" style:font-weight-asian="normal" style:font-name-complex="ISOCPEUR" style:font-size-complex="11pt" style:font-style-complex="italic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3pt" fo:font-style="italic" fo:text-shadow="none" style:text-underline-style="none" fo:font-weight="normal" style:font-size-asian="13pt" style:font-style-asian="italic" style:font-weight-asian="normal" style:font-name-complex="ISOCPEUR" style:font-size-complex="13pt" style:font-style-complex="italic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3pt" fo:font-style="italic" fo:text-shadow="none" style:text-underline-style="none" fo:font-weight="normal" style:font-size-asian="13pt" style:font-style-asian="italic" style:font-weight-asian="normal" style:font-name-complex="ISOCPEUR" style:font-size-complex="13pt" style:font-style-complex="italic" style:font-weight-complex="normal"/>
    </style:style>
    <style:style style:name="ce57" style:family="table-cell" style:parent-style-name="Default">
      <style:table-cell-properties style:rotation-align="none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8" style:family="table-cell" style:parent-style-name="Default">
      <style:table-cell-properties fo:background-color="#00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name-asian="Noto Sans CJK SC Regular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9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0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1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3" style:family="table-cell" style:parent-style-name="Default">
      <style:table-cell-properties fo:background-color="#99ff6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4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5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8" style:family="table-cell" style:parent-style-name="Default">
      <style:table-cell-properties fo:background-color="#00ff66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9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0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2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name-asian="Noto Sans CJK SC Regular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5" style:family="table-cell" style:parent-style-name="Default">
      <style:table-cell-properties fo:background-color="#00ff66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name-asian="Noto Sans CJK SC Regular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6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T1" style:family="text">
      <style:text-properties style:font-name="ISOCPEUR" fo:color="#000000" style:font-style-asian="italic" style:font-weight-complex="normal" style:font-weight-asian="normal" style:font-size-complex="22pt" style:font-size-asian="22pt" style:font-name-complex="ISOCPEUR" fo:text-shadow="none" style:text-position="0%" style:text-outline="false" fo:font-style="italic" style:text-line-through-type="none" style:text-underline-style="none" style:text-underline-color="font-color" fo:font-weight="normal" fo:font-size="22pt" style:font-style-complex="italic"/>
    </style:style>
    <style:style style:name="T2" style:family="text">
      <style:text-properties style:font-name="ISOCPEUR" fo:color="#000000" style:font-style-asian="italic" style:font-weight-complex="normal" style:font-weight-asian="normal" style:font-name-complex="ISOCPEUR" fo:text-shadow="none" style:text-position="0%" style:text-outline="false" fo:font-style="italic" style:text-line-through-type="none" style:text-underline-style="none" style:text-underline-color="font-color" fo:font-weight="normal" style:font-style-complex="italic" fo:font-size="12pt" style:font-size-asian="12pt" style:font-size-complex="12pt"/>
    </style:style>
    <style:style style:name="T3" style:family="text">
      <style:text-properties style:text-position="0%" style:font-style-complex="italic" style:font-style-asian="italic" style:font-weight-complex="normal" style:font-weight-asian="normal" style:font-size-complex="14pt" style:font-size-asian="14pt" style:font-name-complex="ISOCPEUR" fo:color="#000000" fo:text-shadow="none" style:text-outline="false" fo:font-style="italic" style:text-line-through-type="none" style:text-underline-style="solid" style:text-underline-width="auto" style:text-underline-color="font-color" fo:font-weight="normal" fo:font-size="14pt" style:font-name="ISOCPEUR"/>
    </style:style>
    <style:style style:name="T4" style:family="text">
      <style:text-properties style:text-position="0%" style:font-style-complex="italic" style:font-style-asian="italic" style:font-weight-complex="normal" style:font-weight-asian="normal" style:font-size-complex="14pt" style:font-size-asian="14pt" style:font-name-complex="ISOCPEUR" fo:color="#000000" fo:text-shadow="none" style:text-outline="false" fo:font-style="italic" style:text-line-through-type="none" fo:font-weight="normal" fo:font-size="14pt" style:font-name="ISOCPEUR" style:text-underline-style="none" style:text-underline-color="font-color"/>
    </style:style>
    <style:style style:name="T5" style:family="text">
      <style:text-properties style:font-name="ISOCPEUR" fo:font-size="14pt" fo:font-weight="normal" style:text-underline-style="solid" style:text-underline-width="auto" style:text-underline-color="font-color" style:text-line-through-type="none" fo:font-style="italic" style:text-outline="false" fo:text-shadow="none" style:text-position="0%" style:font-name-complex="ISOCPEUR" style:font-size-asian="14pt" style:font-size-complex="14pt" style:font-weight-asian="normal" style:font-weight-complex="normal" style:font-style-asian="italic" style:font-style-complex="italic"/>
    </style:style>
    <style:style style:name="T6" style:family="text">
      <style:text-properties style:font-name="ISOCPEUR" fo:font-size="14pt" fo:font-weight="normal" style:text-line-through-type="none" fo:font-style="italic" style:text-outline="false" fo:text-shadow="none" style:text-position="0%" style:font-name-complex="ISOCPEUR" style:font-size-asian="14pt" style:font-size-complex="14pt" style:font-weight-asian="normal" style:font-weight-complex="normal" style:font-style-asian="italic" style:font-style-complex="italic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 ВП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6"/>
        <table:table-column table:style-name="co3" table:visibility="collapse" table:number-columns-repeated="4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3" table:visibility="collapse" table:number-columns-repeated="2" table:default-cell-style-name="ce19"/>
        <table:table-column table:style-name="co7" table:default-cell-style-name="ce19"/>
        <table:table-column table:style-name="co8" table:number-columns-repeated="1011" table:default-cell-style-name="ce19"/>
        <table:table-row table:style-name="ro1">
          <table:table-cell table:style-name="ce1" office:value-type="string" calcext:value-type="string" table:number-columns-spanned="1" table:number-rows-spanned="2">
            <text:p>№ строки</text:p>
          </table:table-cell>
          <table:table-cell table:style-name="ce6" office:value-type="string" calcext:value-type="string" table:number-columns-spanned="1" table:number-rows-spanned="2">
            <text:p>Наименование</text:p>
          </table:table-cell>
          <table:table-cell table:style-name="ce6" office:value-type="string" calcext:value-type="string" table:number-columns-spanned="1" table:number-rows-spanned="2">
            <text:p>Код продукции</text:p>
          </table:table-cell>
          <table:table-cell table:style-name="ce20" office:value-type="string" calcext:value-type="string" table:number-columns-spanned="1" table:number-rows-spanned="2">
            <text:p>Обозначение</text:p>
            <text:p>документа</text:p>
            <text:p>на поставку</text:p>
          </table:table-cell>
          <table:table-cell table:style-name="ce6" office:value-type="string" calcext:value-type="string" table:number-columns-spanned="1" table:number-rows-spanned="2">
            <text:p>Поставщик</text:p>
          </table:table-cell>
          <table:table-cell table:style-name="ce20" office:value-type="string" calcext:value-type="string" table:number-columns-spanned="1" table:number-rows-spanned="2">
            <text:p>Куда входит</text:p>
            <text:p>(обозначение)</text:p>
          </table:table-cell>
          <table:table-cell table:style-name="ce6" office:value-type="string" calcext:value-type="string" table:number-columns-spanned="4" table:number-rows-spanned="1">
            <text:p>Количество</text:p>
          </table:table-cell>
          <table:covered-table-cell table:number-columns-repeated="3" table:style-name="ce6"/>
          <table:table-cell table:style-name="ce20" office:value-type="string" calcext:value-type="string" table:number-columns-spanned="1" table:number-rows-spanned="2">
            <text:p>Приме-</text:p>
            <text:p>чание</text:p>
          </table:table-cell>
          <table:table-cell table:style-name="ce26" office:value-type="string" calcext:value-type="string" table:number-columns-spanned="1" table:number-rows-spanned="2">
            <text:p><text:a xlink:href="#список.A1" xlink:type="simple">список</text:a></text:p>
          </table:table-cell>
          <table:table-cell table:style-name="ce3"/>
          <table:table-cell table:style-name="ce29" table:number-columns-repeated="1011"/>
        </table:table-row>
        <table:table-row table:style-name="ro2">
          <table:covered-table-cell table:style-name="ce1"/>
          <table:covered-table-cell table:number-columns-repeated="5" table:style-name="ce6"/>
          <table:table-cell table:style-name="ce21" office:value-type="string" calcext:value-type="string">
            <text:p>на из-</text:p>
            <text:p>делие</text:p>
          </table:table-cell>
          <table:table-cell table:style-name="ce21" office:value-type="string" calcext:value-type="string">
            <text:p>в ком-</text:p>
            <text:p>плекты</text:p>
          </table:table-cell>
          <table:table-cell table:style-name="ce21" office:value-type="string" calcext:value-type="string">
            <text:p>на ре-</text:p>
            <text:p>гулир.</text:p>
          </table:table-cell>
          <table:table-cell table:style-name="ce22" office:value-type="string" calcext:value-type="string">
            <text:p>всего</text:p>
          </table:table-cell>
          <table:covered-table-cell table:style-name="ce20"/>
          <table:covered-table-cell table:style-name="ce26"/>
          <table:table-cell table:style-name="ce27" office:value-type="string" calcext:value-type="string">
            <text:p><text:span text:style-name="T1">S</text:span><text:span text:style-name="T2"> </text:span>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Конденсаторы танталовые тип X,C,D,E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чип тант.35В 15мкФ 10% D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4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4]*2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чип тант.16В 47мкФ 20% D</text:p>
          </table:table-cell>
          <table:table-cell table:style-name="ce3" table:number-columns-repeated="4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2*[.G5]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[.J5]*2" office:value-type="float" office:value="32" calcext:value-type="float">
            <text:p>32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Чип-конденсаторы 0805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чип 0805 NP0 33pF ±5% 50V/ 33 пФ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8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8]*2" office:value-type="float" office:value="8" calcext:value-type="float">
            <text:p>8</text:p>
          </table:table-cell>
          <table:table-cell table:style-name="ce29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чип 0805 NP0 1000p ±10% 50V /1000 пФ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3" table:formula="of:=2*[.G9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9]+[.J10]" office:value-type="float" office:value="20" calcext:value-type="float">
            <text:p>20</text:p>
          </table:table-cell>
          <table:table-cell table:style-name="ce29" table:number-columns-repeated="1011"/>
        </table:table-row>
        <table:table-row table:style-name="ro3">
          <table:table-cell table:style-name="ce2"/>
          <table:table-cell table:style-name="ce9" office:value-type="string" calcext:value-type="string">
            <text:p>чип 0805 NP0 1000p ±10% 50V /1000 пФ 01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4" table:formula="of:=2*[.G10]" office:value-type="float" office:value="8" calcext:value-type="float">
            <text:p>8</text:p>
          </table:table-cell>
          <table:table-cell table:style-name="ce3" table:number-columns-repeated="3"/>
          <table:table-cell table:style-name="ce29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чип 0805 X7R 0.01uF ±10% 100V / 0,01 мкФ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3" table:formula="of:=2*[.G11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11]+[.J12]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0"/>
          <table:table-cell table:style-name="ce17" table:number-columns-repeated="7"/>
          <table:table-cell table:style-name="ce24"/>
          <table:table-cell table:style-name="ce3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чип 0805 X7R 0.1uF ±10% 100V/ 0,1 мкФ</text:p>
          </table:table-cell>
          <table:table-cell table:style-name="ce3" table:number-columns-repeated="4"/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23" table:formula="of:=2*[.G13]" office:value-type="float" office:value="26" calcext:value-type="float">
            <text:p>26</text:p>
          </table:table-cell>
          <table:table-cell table:style-name="ce3" table:number-columns-repeated="2"/>
          <table:table-cell table:style-name="ce3" table:formula="of:=[.J13]+[.J14]" office:value-type="float" office:value="66" calcext:value-type="float">
            <text:p>66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1" office:value-type="string" calcext:value-type="string">
            <text:p>чип 0805 X7R 0.1uF ±10% 100V/ 0,1 мкФ 01</text:p>
          </table:table-cell>
          <table:table-cell table:style-name="ce18" table:number-columns-repeated="4"/>
          <table:table-cell table:style-name="ce18" table:formula="of:=7+[.G13]" office:value-type="float" office:value="20" calcext:value-type="float">
            <text:p>20</text:p>
          </table:table-cell>
          <table:table-cell table:style-name="ce18" table:number-columns-repeated="2"/>
          <table:table-cell table:style-name="ce25" table:formula="of:=2*[.G14]" office:value-type="float" office:value="40" calcext:value-type="float">
            <text:p>40</text:p>
          </table:table-cell>
          <table:table-cell table:style-name="ce18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чип 0805 X7R 1uF ±10% 16V</text:p>
          </table:table-cell>
          <table:table-cell table:style-name="ce3" table:number-columns-repeated="4"/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  <table:table-cell table:style-name="ce23" table:formula="of:=2*[.G15]" office:value-type="float" office:value="22" calcext:value-type="float">
            <text:p>22</text:p>
          </table:table-cell>
          <table:table-cell table:style-name="ce3" table:number-columns-repeated="2"/>
          <table:table-cell table:style-name="ce3" table:formula="of:=[.J15]+[.J16]" office:value-type="float" office:value="48" calcext:value-type="float">
            <text:p>48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чип 0805 X7R 1uF ±10% 16V 01</text:p>
          </table:table-cell>
          <table:table-cell table:style-name="ce18" table:number-columns-repeated="4"/>
          <table:table-cell table:style-name="ce18" table:formula="of:=2+[.G15]" office:value-type="float" office:value="13" calcext:value-type="float">
            <text:p>13</text:p>
          </table:table-cell>
          <table:table-cell table:style-name="ce18" table:number-columns-repeated="2"/>
          <table:table-cell table:style-name="ce25" table:formula="of:=2*[.G16]" office:value-type="float" office:value="26" calcext:value-type="float">
            <text:p>26</text:p>
          </table:table-cell>
          <table:table-cell table:style-name="ce18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13"/>
          <table:table-cell table:style-name="ce3" table:number-columns-repeated="11"/>
          <table:table-cell table:style-name="ce29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DC/DC конверторы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11" office:value-type="string" calcext:value-type="string">
            <text:p>AM1/4LS-0505S-NZ 01</text:p>
          </table:table-cell>
          <table:table-cell table:style-name="ce18" table:number-columns-repeated="4"/>
          <table:table-cell table:style-name="ce18" table:formula="of:=1+[.G20]" office:value-type="float" office:value="3" calcext:value-type="float">
            <text:p>3</text:p>
          </table:table-cell>
          <table:table-cell table:style-name="ce18" table:number-columns-repeated="2"/>
          <table:table-cell table:style-name="ce25" table:formula="of:=2*[.G19]" office:value-type="float" office:value="6" calcext:value-type="float">
            <text:p>6</text:p>
          </table:table-cell>
          <table:table-cell table:style-name="ce18" table:number-columns-repeated="2"/>
          <table:table-cell table:style-name="ce18" table:formula="of:=[.J19]+[.J20]" office:value-type="float" office:value="10" calcext:value-type="float">
            <text:p>10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AM1/4LS-0505S-NZ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3" table:formula="of:=2*[.G20]" office:value-type="float" office:value="4" calcext:value-type="float">
            <text:p>4</text:p>
          </table:table-cell>
          <table:table-cell table:style-name="ce3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AM5T-2405SZ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table:formula="of:=2*[.G21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21]*2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/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Микросхемы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DAC7571IDBVT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24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24]*2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MCP4725A0T-E/CH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25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25]*2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XTR115UA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2*[.G26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26]*2" office:value-type="float" office:value="16" calcext:value-type="float">
            <text:p>16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ISO1540D/ ISO1541D</text:p>
          </table:table-cell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table:formula="of:=2*[.G27]" office:value-type="float" office:value="10" calcext:value-type="float">
            <text:p>10</text:p>
          </table:table-cell>
          <table:table-cell table:style-name="ce3" table:number-columns-repeated="2"/>
          <table:table-cell table:style-name="ce3" table:formula="of:=[.J27]*2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ISO3088DW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28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28]*2" office:value-type="float" office:value="4" calcext:value-type="float">
            <text:p>4</text:p>
          </table:table-cell>
          <table:table-cell table:style-name="ce29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SN74HC10D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29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29]*2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LF50CDT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30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30]*2" office:value-type="float" office:value="4" calcext:value-type="float">
            <text:p>4</text:p>
          </table:table-cell>
          <table:table-cell table:style-name="ce29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ATMEGA128A-AU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31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31]*2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0" office:value-type="string" calcext:value-type="string">
            <text:p>ISO7221BD 01</text:p>
          </table:table-cell>
          <table:table-cell table:style-name="ce17" table:number-columns-repeated="4"/>
          <table:table-cell table:style-name="ce17" office:value-type="string" calcext:value-type="string">
            <text:p>1</text:p>
          </table:table-cell>
          <table:table-cell table:style-name="ce17" table:number-columns-repeated="2"/>
          <table:table-cell table:style-name="ce24" table:formula="of:=2*[.G32]" office:value-type="float" office:value="2" calcext:value-type="float">
            <text:p>2</text:p>
          </table:table-cell>
          <table:table-cell table:style-name="ce17" table:number-columns-repeated="2"/>
          <table:table-cell table:style-name="ce17" table:formula="of:=[.J32]*2" office:value-type="float" office:value="4" calcext:value-type="float">
            <text:p>4</text:p>
          </table:table-cell>
          <table:table-cell table:style-name="ce29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ADM232AARNZ 01</text:p>
          </table:table-cell>
          <table:table-cell table:style-name="ce17" table:number-columns-repeated="4"/>
          <table:table-cell table:style-name="ce17" office:value-type="string" calcext:value-type="string">
            <text:p>1</text:p>
          </table:table-cell>
          <table:table-cell table:style-name="ce17" table:number-columns-repeated="2"/>
          <table:table-cell table:style-name="ce24" table:formula="of:=2*[.G33]" office:value-type="float" office:value="2" calcext:value-type="float">
            <text:p>2</text:p>
          </table:table-cell>
          <table:table-cell table:style-name="ce17" table:number-columns-repeated="2"/>
          <table:table-cell table:style-name="ce17" table:formula="of:=[.J33]*2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ADS1114IDGST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3" table:formula="of:=2*[.G34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34]+[.J35]" office:value-type="float" office:value="12" calcext:value-type="float">
            <text:p>12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10" office:value-type="string" calcext:value-type="string">
            <text:p>ADS1114IDGST 01</text:p>
          </table:table-cell>
          <table:table-cell table:style-name="ce17" table:number-columns-repeated="4"/>
          <table:table-cell table:style-name="ce17" table:formula="of:=2+[.G34]" office:value-type="float" office:value="4" calcext:value-type="float">
            <text:p>4</text:p>
          </table:table-cell>
          <table:table-cell table:style-name="ce17" table:number-columns-repeated="2"/>
          <table:table-cell table:style-name="ce24" table:formula="of:=2*[.G35]" office:value-type="float" office:value="8" calcext:value-type="float">
            <text:p>8</text:p>
          </table:table-cell>
          <table:table-cell table:style-name="ce17" table:number-columns-repeated="3"/>
          <table:table-cell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style-name="ce29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Оптопары 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TLP627(F)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2*[.G38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38]*2" office:value-type="float" office:value="24" calcext:value-type="float">
            <text:p>2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TLP621(GB(F)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39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39]*2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HCPL2631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3" table:formula="of:=2*[.G40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40]+[.J41]" office:value-type="float" office:value="12" calcext:value-type="float">
            <text:p>12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10" office:value-type="string" calcext:value-type="string">
            <text:p>HCPL2631 01</text:p>
          </table:table-cell>
          <table:table-cell table:style-name="ce17" table:number-columns-repeated="4"/>
          <table:table-cell table:style-name="ce17" table:formula="of:=2+[.G40]" office:value-type="float" office:value="4" calcext:value-type="float">
            <text:p>4</text:p>
          </table:table-cell>
          <table:table-cell table:style-name="ce17" table:number-columns-repeated="2"/>
          <table:table-cell table:style-name="ce24" table:formula="of:=2*[.G41]" office:value-type="float" office:value="8" calcext:value-type="float">
            <text:p>8</text:p>
          </table:table-cell>
          <table:table-cell table:style-name="ce17" table:number-columns-repeated="3"/>
          <table:table-cell table:number-columns-repeated="1011"/>
        </table:table-row>
        <table:table-row table:style-name="ro3">
          <table:table-cell table:style-name="ce2"/>
          <table:table-cell table:style-name="ce7"/>
          <table:table-cell table:style-name="ce3" table:number-columns-repeated="11"/>
          <table:table-cell table:style-name="ce29" table:number-columns-repeated="1011"/>
        </table:table-row>
        <table:table-row table:style-name="ro3">
          <table:table-cell table:style-name="ce2"/>
          <table:table-cell table:style-name="ce14" office:value-type="string" calcext:value-type="string">
            <text:p>Самовосст.предохр. LP30-110F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43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43]*2" office:value-type="float" office:value="4" calcext:value-type="float">
            <text:p>4</text:p>
          </table:table-cell>
          <table:table-cell table:style-name="ce29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Индикаторы KP1608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KP-1608SGC 01</text:p>
          </table:table-cell>
          <table:table-cell table:style-name="ce17" table:number-columns-repeated="4"/>
          <table:table-cell table:style-name="ce17" table:formula="of:=7+[.G47]" office:value-type="float" office:value="38" calcext:value-type="float">
            <text:p>38</text:p>
          </table:table-cell>
          <table:table-cell table:style-name="ce17" table:number-columns-repeated="2"/>
          <table:table-cell table:style-name="ce24" table:formula="of:=2*[.G46]" office:value-type="float" office:value="76" calcext:value-type="float">
            <text:p>76</text:p>
          </table:table-cell>
          <table:table-cell table:style-name="ce17" table:number-columns-repeated="2"/>
          <table:table-cell table:style-name="ce17" table:formula="of:=[.J46]+[.J47]" office:value-type="float" office:value="138" calcext:value-type="float">
            <text:p>138</text:p>
          </table:table-cell>
          <table:table-cell table:style-name="ce29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KP-1608SGC</text:p>
          </table:table-cell>
          <table:table-cell table:style-name="ce3" table:number-columns-repeated="4"/>
          <table:table-cell table:style-name="ce3" office:value-type="float" office:value="31" calcext:value-type="float">
            <text:p>31</text:p>
          </table:table-cell>
          <table:table-cell table:style-name="ce3" table:number-columns-repeated="2"/>
          <table:table-cell table:style-name="ce23" table:formula="of:=2*[.G47]" office:value-type="float" office:value="62" calcext:value-type="float">
            <text:p>62</text:p>
          </table:table-cell>
          <table:table-cell table:style-name="ce3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7"/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Соединитель DBS-9M Z+H 01</text:p>
          </table:table-cell>
          <table:table-cell table:style-name="ce17" table:number-columns-repeated="4"/>
          <table:table-cell table:style-name="ce17" office:value-type="string" calcext:value-type="string">
            <text:p>1</text:p>
          </table:table-cell>
          <table:table-cell table:style-name="ce17" table:number-columns-repeated="2"/>
          <table:table-cell table:style-name="ce24" table:formula="of:=2*[.G49]" office:value-type="float" office:value="2" calcext:value-type="float">
            <text:p>2</text:p>
          </table:table-cell>
          <table:table-cell table:style-name="ce17" table:number-columns-repeated="2"/>
          <table:table-cell table:style-name="ce28" table:formula="of:=[.J49]" office:value-type="float" office:value="2" calcext:value-type="float">
            <text:p>2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(3-1634222-2)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7"/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Wiieland 8513 S/3 G+ 8513/3 BFK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table:formula="of:=2*[.G52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52]*2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5" office:value-type="string" calcext:value-type="string">
            <text:p>Wiieland 8113 S/8 GOF+ 8113/8 BFK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2*[.G53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53]*2" office:value-type="float" office:value="16" calcext:value-type="float">
            <text:p>16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5" office:value-type="string" calcext:value-type="string">
            <text:p>Wiieland 8113 S/6 GOF+ 8113/6 BFK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54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54]*2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5" office:value-type="string" calcext:value-type="string">
            <text:p>Wiieland 8113 S/5 GOF+ 8113/5 BFK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table:formula="of:=2*[.G55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55]*2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5" office:value-type="string" calcext:value-type="string">
            <text:p>Wiieland 8113 S/2 GOF+ 8113/2 BFK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2*[.G56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56]*2" office:value-type="float" office:value="16" calcext:value-type="float">
            <text:p>16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/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Резистор прецезионный С2-29-0,25 0,1%/ C2-29-0,5 0,1%/ ptf65 0,1%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4"/>
          <table:table-cell table:style-name="ce10" office:value-type="string" calcext:value-type="string">
            <text:p>499 Ом 01</text:p>
          </table:table-cell>
          <table:table-cell table:style-name="ce17" table:number-columns-repeated="4"/>
          <table:table-cell table:style-name="ce17" table:formula="of:=2+[.G60]" office:value-type="float" office:value="4" calcext:value-type="float">
            <text:p>4</text:p>
          </table:table-cell>
          <table:table-cell table:style-name="ce17" table:number-columns-repeated="2"/>
          <table:table-cell table:style-name="ce24" table:formula="of:=2*[.G59]" office:value-type="float" office:value="8" calcext:value-type="float">
            <text:p>8</text:p>
          </table:table-cell>
          <table:table-cell table:style-name="ce17" table:number-columns-repeated="2"/>
          <table:table-cell table:style-name="ce17" table:formula="of:=[.J59]+[.J60]" office:value-type="float" office:value="12" calcext:value-type="float">
            <text:p>12</text:p>
          </table:table-cell>
          <table:table-cell table:style-name="ce29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499 Ом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3" table:formula="of:=2*[.G60]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style-name="ce29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Резистор прецезионный</text:p>
          </table:table-cell>
          <table:table-cell table:style-name="ce3" table:number-columns-repeated="11"/>
          <table:table-cell table:style-name="ce29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0805/ 1206/ с2-29-0,125/ mf-0,125/ ptf51/ ptf56 0,1%</text:p>
          </table:table-cell>
          <table:table-cell table:style-name="ce3" table:number-columns-repeated="11"/>
          <table:table-cell table:style-name="ce29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29,1 кОм 0,1%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3" table:formula="of:=2*[.G64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64]+[.J65]" office:value-type="float" office:value="28" calcext:value-type="float">
            <text:p>28</text:p>
          </table:table-cell>
          <table:table-cell table:style-name="ce29" table:number-columns-repeated="1011"/>
        </table:table-row>
        <table:table-row table:style-name="ro3">
          <table:table-cell table:style-name="ce3"/>
          <table:table-cell table:style-name="ce10" office:value-type="string" calcext:value-type="string">
            <text:p>29,1 кОм 0,1% 01</text:p>
          </table:table-cell>
          <table:table-cell table:style-name="ce17" table:number-columns-repeated="4"/>
          <table:table-cell table:style-name="ce17" table:formula="of:=2+[.G64]" office:value-type="float" office:value="8" calcext:value-type="float">
            <text:p>8</text:p>
          </table:table-cell>
          <table:table-cell table:style-name="ce17" table:number-columns-repeated="2"/>
          <table:table-cell table:style-name="ce24" table:formula="of:=2*[.G65]" office:value-type="float" office:value="16" calcext:value-type="float">
            <text:p>16</text:p>
          </table:table-cell>
          <table:table-cell table:style-name="ce17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127 кОм 0,1%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3" table:formula="of:=2*[.G66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66]+[.J67]" office:value-type="float" office:value="28" calcext:value-type="float">
            <text:p>28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10" office:value-type="string" calcext:value-type="string">
            <text:p>127 кОм 0,1% 01</text:p>
          </table:table-cell>
          <table:table-cell table:style-name="ce17" table:number-columns-repeated="4"/>
          <table:table-cell table:style-name="ce17" table:formula="of:=2+[.G66]" office:value-type="float" office:value="8" calcext:value-type="float">
            <text:p>8</text:p>
          </table:table-cell>
          <table:table-cell table:style-name="ce17" table:number-columns-repeated="2"/>
          <table:table-cell table:style-name="ce24" table:formula="of:=2*[.G67]" office:value-type="float" office:value="16" calcext:value-type="float">
            <text:p>16</text:p>
          </table:table-cell>
          <table:table-cell table:style-name="ce17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Чип-резисторы R0805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15 Ом</text:p>
          </table:table-cell>
          <table:table-cell table:style-name="ce3" table:number-columns-repeated="4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2*[.G70]" office:value-type="float" office:value="32" calcext:value-type="float">
            <text:p>32</text:p>
          </table:table-cell>
          <table:table-cell table:style-name="ce3" table:number-columns-repeated="2"/>
          <table:table-cell table:style-name="ce3" table:formula="of:=[.J70]*2" office:value-type="float" office:value="64" calcext:value-type="float">
            <text:p>6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47 Ом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71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71]*2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100 Ом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table:formula="of:=2*[.G72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72]*2" office:value-type="float" office:value="12" calcext:value-type="float">
            <text:p>12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100 Ом 01</text:p>
          </table:table-cell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table:formula="of:=2*[.G73]" office:value-type="float" office:value="10" calcext:value-type="float">
            <text:p>10</text:p>
          </table:table-cell>
          <table:table-cell table:style-name="ce3" table:number-columns-repeated="2"/>
          <table:table-cell table:style-name="ce3" table:formula="of:=[.J73]*2" office:value-type="float" office:value="20" calcext:value-type="float">
            <text:p>20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240 Ом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3" table:formula="of:=2*[.G74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74]+[.J75]" office:value-type="float" office:value="24" calcext:value-type="float">
            <text:p>2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0805 240 Ом 01</text:p>
          </table:table-cell>
          <table:table-cell table:style-name="ce17" table:number-columns-repeated="4"/>
          <table:table-cell table:style-name="ce17" table:formula="of:=4+[.G74]" office:value-type="float" office:value="8" calcext:value-type="float">
            <text:p>8</text:p>
          </table:table-cell>
          <table:table-cell table:style-name="ce17" table:number-columns-repeated="2"/>
          <table:table-cell table:style-name="ce24" table:formula="of:=2*[.G75]" office:value-type="float" office:value="16" calcext:value-type="float">
            <text:p>16</text:p>
          </table:table-cell>
          <table:table-cell table:style-name="ce17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330 Ом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3" table:formula="of:=2*[.G76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76]+[.J77]" office:value-type="float" office:value="12" calcext:value-type="float">
            <text:p>12</text:p>
          </table:table-cell>
          <table:table-cell table:style-name="Default" table:number-columns-repeated="1011"/>
        </table:table-row>
        <table:table-row table:style-name="ro3">
          <table:table-cell table:style-name="ce4"/>
          <table:table-cell table:style-name="ce10" office:value-type="string" calcext:value-type="string">
            <text:p>0805 330 Ом 01</text:p>
          </table:table-cell>
          <table:table-cell table:style-name="ce17" table:number-columns-repeated="4"/>
          <table:table-cell table:style-name="ce17" table:formula="of:=2+[.G76]" office:value-type="float" office:value="4" calcext:value-type="float">
            <text:p>4</text:p>
          </table:table-cell>
          <table:table-cell table:style-name="ce17" table:number-columns-repeated="2"/>
          <table:table-cell table:style-name="ce24" table:formula="of:=2*[.G77]" office:value-type="float" office:value="8" calcext:value-type="float">
            <text:p>8</text:p>
          </table:table-cell>
          <table:table-cell table:style-name="ce17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510 Ом</text:p>
          </table:table-cell>
          <table:table-cell table:style-name="ce3" table:number-columns-repeated="4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23" table:formula="of:=2*[.G78]" office:value-type="float" office:value="40" calcext:value-type="float">
            <text:p>40</text:p>
          </table:table-cell>
          <table:table-cell table:style-name="ce3" table:number-columns-repeated="2"/>
          <table:table-cell table:style-name="ce3" table:formula="of:=[.J78]+[.J79]" office:value-type="float" office:value="86" calcext:value-type="float">
            <text:p>86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0805 510 Ом 01</text:p>
          </table:table-cell>
          <table:table-cell table:style-name="ce17" table:number-columns-repeated="4"/>
          <table:table-cell table:style-name="ce17" table:formula="of:=3+[.G78]" office:value-type="float" office:value="23" calcext:value-type="float">
            <text:p>23</text:p>
          </table:table-cell>
          <table:table-cell table:style-name="ce17" table:number-columns-repeated="2"/>
          <table:table-cell table:style-name="ce24" table:formula="of:=2*[.G79]" office:value-type="float" office:value="46" calcext:value-type="float">
            <text:p>46</text:p>
          </table:table-cell>
          <table:table-cell table:style-name="ce17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1,2 кОм</text:p>
          </table:table-cell>
          <table:table-cell table:style-name="ce3" table:number-columns-repeated="4"/>
          <table:table-cell table:style-name="ce3" office:value-type="float" office:value="19" calcext:value-type="float">
            <text:p>19</text:p>
          </table:table-cell>
          <table:table-cell table:style-name="ce3" table:number-columns-repeated="2"/>
          <table:table-cell table:style-name="ce23" table:formula="of:=2*[.G80]" office:value-type="float" office:value="38" calcext:value-type="float">
            <text:p>38</text:p>
          </table:table-cell>
          <table:table-cell table:style-name="ce3" table:number-columns-repeated="2"/>
          <table:table-cell table:style-name="ce3" table:formula="of:=[.J80]+[.J81]" office:value-type="float" office:value="100" calcext:value-type="float">
            <text:p>100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0805 1,2 кОм 01</text:p>
          </table:table-cell>
          <table:table-cell table:style-name="ce17" table:number-columns-repeated="4"/>
          <table:table-cell table:style-name="ce17" table:formula="of:=12+[.G80]" office:value-type="float" office:value="31" calcext:value-type="float">
            <text:p>31</text:p>
          </table:table-cell>
          <table:table-cell table:style-name="ce17" table:number-columns-repeated="2"/>
          <table:table-cell table:style-name="ce24" table:formula="of:=2*[.G81]" office:value-type="float" office:value="62" calcext:value-type="float">
            <text:p>62</text:p>
          </table:table-cell>
          <table:table-cell table:style-name="ce17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2,4 кОм</text:p>
          </table:table-cell>
          <table:table-cell table:style-name="ce3" table:number-columns-repeated="4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23" table:formula="of:=2*[.G82]" office:value-type="float" office:value="32" calcext:value-type="float">
            <text:p>32</text:p>
          </table:table-cell>
          <table:table-cell table:style-name="ce3" table:number-columns-repeated="2"/>
          <table:table-cell table:style-name="ce3" table:formula="of:=[.J82]+[.J83]" office:value-type="float" office:value="72" calcext:value-type="float">
            <text:p>72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0805 2,4 кОм 01</text:p>
          </table:table-cell>
          <table:table-cell table:style-name="ce17" table:number-columns-repeated="4"/>
          <table:table-cell table:style-name="ce17" table:formula="of:=4+[.G82]" office:value-type="float" office:value="20" calcext:value-type="float">
            <text:p>20</text:p>
          </table:table-cell>
          <table:table-cell table:style-name="ce17" table:number-columns-repeated="2"/>
          <table:table-cell table:style-name="ce24" table:formula="of:=2*[.G83]" office:value-type="float" office:value="40" calcext:value-type="float">
            <text:p>40</text:p>
          </table:table-cell>
          <table:table-cell table:style-name="ce17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10 кОм</text:p>
          </table:table-cell>
          <table:table-cell table:style-name="ce3" table:number-columns-repeated="4"/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table:formula="of:=2*[.G84]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[.J84]*2" office:value-type="float" office:value="40" calcext:value-type="float">
            <text:p>40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33 кОм</text:p>
          </table:table-cell>
          <table:table-cell table:style-name="ce3" table:number-columns-repeated="4"/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2*[.G85]" office:value-type="float" office:value="24" calcext:value-type="float">
            <text:p>24</text:p>
          </table:table-cell>
          <table:table-cell table:style-name="ce3" table:number-columns-repeated="2"/>
          <table:table-cell table:style-name="ce3" table:formula="of:=[.J85]*2" office:value-type="float" office:value="48" calcext:value-type="float">
            <text:p>48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YC164-FR-072K4L, Резисторная сборка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2*[.G87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87]*2" office:value-type="float" office:value="16" calcext:value-type="float">
            <text:p>16</text:p>
          </table:table-cell>
          <table:table-cell table:style-name="ce29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<text:s/>SMD 1206 4 резисторов по 2.4кОм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Резонатор кварцевый HC49/S 18.432 МГц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89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89]*2" office:value-type="float" office:value="4" calcext:value-type="float">
            <text:p>4</text:p>
          </table:table-cell>
          <table:table-cell table:style-name="ce29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(18432kHz 20ppm 20 pF)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Диод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92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92]*2" office:value-type="float" office:value="4" calcext:value-type="float">
            <text:p>4</text:p>
          </table:table-cell>
          <table:table-cell table:style-name="ce29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MBRS340T3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93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93]*2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US1G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2*[.G94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94]*2" office:value-type="float" office:value="16" calcext:value-type="float">
            <text:p>16</text:p>
          </table:table-cell>
          <table:table-cell table:style-name="ce29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Суппрессор 1,5SMC43A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96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96]*2" office:value-type="float" office:value="4" calcext:value-type="float">
            <text:p>4</text:p>
          </table:table-cell>
          <table:table-cell table:style-name="ce29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Суппрессор SMAJ30A-TR</text:p>
          </table:table-cell>
          <table:table-cell table:style-name="ce3" table:number-columns-repeated="4"/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2*[.G97]" office:value-type="float" office:value="24" calcext:value-type="float">
            <text:p>24</text:p>
          </table:table-cell>
          <table:table-cell table:style-name="ce3" table:number-columns-repeated="2"/>
          <table:table-cell table:style-name="ce3" table:formula="of:=[.J97]*2" office:value-type="float" office:value="48" calcext:value-type="float">
            <text:p>48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Стабилитроны</text:p>
          </table:table-cell>
          <table:table-cell table:style-name="ce3" table:number-columns-repeated="11"/>
          <table:table-cell table:style-name="ce29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BZT52H-C5V6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3" table:formula="of:=2*[.G100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101]+[.J100]" office:value-type="float" office:value="26" calcext:value-type="float">
            <text:p>26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BZT52H-C5V6 01</text:p>
          </table:table-cell>
          <table:table-cell table:style-name="ce17" table:number-columns-repeated="4"/>
          <table:table-cell table:style-name="ce17" table:formula="of:=5+[.G100]" office:value-type="float" office:value="9" calcext:value-type="float">
            <text:p>9</text:p>
          </table:table-cell>
          <table:table-cell table:style-name="ce17" table:number-columns-repeated="2"/>
          <table:table-cell table:style-name="ce24" table:formula="of:=2*[.G101]" office:value-type="float" office:value="18" calcext:value-type="float">
            <text:p>18</text:p>
          </table:table-cell>
          <table:table-cell table:style-name="ce17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Транзисторы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bss138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23" table:formula="of:=2*[.G104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104]+[.J105]" office:value-type="float" office:value="8" calcext:value-type="float">
            <text:p>8</text:p>
          </table:table-cell>
          <table:table-cell table:style-name="ce29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bss138 01</text:p>
          </table:table-cell>
          <table:table-cell table:style-name="ce17" table:number-columns-repeated="4"/>
          <table:table-cell table:style-name="ce17" table:formula="of:=2+[.G104]" office:value-type="float" office:value="3" calcext:value-type="float">
            <text:p>3</text:p>
          </table:table-cell>
          <table:table-cell table:style-name="ce17" table:number-columns-repeated="2"/>
          <table:table-cell table:style-name="ce24" table:formula="of:=2*[.G105]" office:value-type="float" office:value="6" calcext:value-type="float">
            <text:p>6</text:p>
          </table:table-cell>
          <table:table-cell table:style-name="ce17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BD137-16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2*[.G106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106]*2" office:value-type="float" office:value="16" calcext:value-type="float">
            <text:p>16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7"/>
          <table:table-cell table:style-name="ce3" table:formula="of:=2*[.G107]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[.J107]*2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Оптопередатчики </text:p>
          </table:table-cell>
          <table:table-cell table:style-name="ce3" table:number-columns-repeated="7"/>
          <table:table-cell table:style-name="ce3" table:formula="of:=2*[.G108]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[.J108]*2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HFBR-1528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23" table:formula="of:=2*[.G109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109]+[.J110]" office:value-type="float" office:value="8" calcext:value-type="float">
            <text:p>8</text:p>
          </table:table-cell>
          <table:table-cell table:style-name="ce29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HFBR-1528 01</text:p>
          </table:table-cell>
          <table:table-cell table:style-name="ce17" table:number-columns-repeated="4"/>
          <table:table-cell table:style-name="ce17" table:formula="of:=2+[.G109]" office:value-type="float" office:value="3" calcext:value-type="float">
            <text:p>3</text:p>
          </table:table-cell>
          <table:table-cell table:style-name="ce17" table:number-columns-repeated="2"/>
          <table:table-cell table:style-name="ce24" table:formula="of:=2*[.G110]" office:value-type="float" office:value="6" calcext:value-type="float">
            <text:p>6</text:p>
          </table:table-cell>
          <table:table-cell table:style-name="ce17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Оптоприемники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HFBR-2521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23" table:formula="of:=2*[.G113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113]+[.J114]" office:value-type="float" office:value="6" calcext:value-type="float">
            <text:p>6</text:p>
          </table:table-cell>
          <table:table-cell table:style-name="ce29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HFBR-2521 01</text:p>
          </table:table-cell>
          <table:table-cell table:style-name="ce17" table:number-columns-repeated="4"/>
          <table:table-cell table:style-name="ce17" table:formula="of:=1+[.G113]" office:value-type="float" office:value="2" calcext:value-type="float">
            <text:p>2</text:p>
          </table:table-cell>
          <table:table-cell table:style-name="ce17" table:number-columns-repeated="2"/>
          <table:table-cell table:style-name="ce24" table:formula="of:=2*[.G114]" office:value-type="float" office:value="4" calcext:value-type="float">
            <text:p>4</text:p>
          </table:table-cell>
          <table:table-cell table:style-name="ce17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Вилки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IDC16M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117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117]*2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IDC10M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118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118]*2" office:value-type="float" office:value="8" calcext:value-type="float">
            <text:p>8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Монтажный адаптер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для серий 261/262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(rubilnik.ru)(wago 209-123)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121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121]*2" office:value-type="float" office:value="8" calcext:value-type="float">
            <text:p>8</text:p>
          </table:table-cell>
          <table:table-cell table:number-columns-repeated="1011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4" table:style-name="ta2">
        <office:forms form:automatic-focus="false" form:apply-design-mode="false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3" table:visibility="collapse" table:default-cell-style-name="ce29"/>
        <table:table-column table:style-name="co13" table:number-columns-repeated="1019" table:default-cell-style-name="ce29"/>
        <table:table-row table:style-name="ro5">
          <table:table-cell table:style-name="ce30" office:value-type="string" calcext:value-type="string">
            <text:p>Поз.</text:p>
            <text:p>обозна-</text:p>
            <text:p>чение</text:p>
          </table:table-cell>
          <table:table-cell table:style-name="ce38" office:value-type="string" calcext:value-type="string">
            <text:p>Наименование</text:p>
          </table:table-cell>
          <table:table-cell table:style-name="ce38" office:value-type="string" calcext:value-type="string">
            <text:p>Кол.</text:p>
          </table:table-cell>
          <table:table-cell table:style-name="ce50" office:value-type="string" calcext:value-type="string">
            <text:p>Примечание</text:p>
          </table:table-cell>
          <table:table-cell table:style-name="ce52" office:value-type="string" calcext:value-type="string">
            <text:p><text:a xlink:href="#список.A1" xlink:type="simple">список</text:a></text:p>
          </table:table-cell>
          <table:table-cell table:style-name="ce53"/>
          <table:table-cell table:number-columns-repeated="1018"/>
        </table:table-row>
        <table:table-row table:style-name="ro6">
          <table:table-cell table:style-name="ce31"/>
          <table:table-cell table:style-name="ce39"/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 office:value-type="string" calcext:value-type="string">
            <text:p>Чип-конденсаторы 0805</text:p>
          </table:table-cell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 office:value-type="string" calcext:value-type="string">
            <text:p>Конденсаторы танталовые тип X,C,D,E</text:p>
          </table:table-cell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1</text:p>
          </table:table-cell>
          <table:table-cell table:style-name="ce39" office:value-type="string" calcext:value-type="string">
            <text:p>чип 0805 X7R 1uF ±10% 16V/ 1 мкФ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2...C5</text:p>
          </table:table-cell>
          <table:table-cell table:style-name="ce39" office:value-type="string" calcext:value-type="string">
            <text:p>чип 0805 NP0 1000p ±10% 50V /1000 пФ</text:p>
          </table:table-cell>
          <table:table-cell table:style-name="ce45" office:value-type="float" office:value="4" calcext:value-type="float">
            <text:p>4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C6...C9</text:p>
          </table:table-cell>
          <table:table-cell table:style-name="ce40" office:value-type="string" calcext:value-type="string">
            <text:p>чип 0805 NP0 1000p ±10% 50V /1000 пФ 01</text:p>
          </table:table-cell>
          <table:table-cell table:style-name="ce46" office:value-type="float" office:value="4" calcext:value-type="float">
            <text:p>4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10</text:p>
          </table:table-cell>
          <table:table-cell table:style-name="ce39" office:value-type="string" calcext:value-type="string">
            <text:p>чип 0805 X7R 0.1uF ±10% 100V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11</text:p>
          </table:table-cell>
          <table:table-cell table:style-name="ce39" office:value-type="string" calcext:value-type="string">
            <text:p>чип 0805 NP0 33pF ±5% 50V/ 33 пФ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12</text:p>
          </table:table-cell>
          <table:table-cell table:style-name="ce39" office:value-type="string" calcext:value-type="string">
            <text:p>чип 0805 X7R 1uF ±10% 16V/ 1 мкФ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13</text:p>
          </table:table-cell>
          <table:table-cell table:style-name="ce39" office:value-type="string" calcext:value-type="string">
            <text:p>чип 0805 NP0 33pF ±5% 50V/ 33 пФ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14,C15</text:p>
          </table:table-cell>
          <table:table-cell table:style-name="ce39" office:value-type="string" calcext:value-type="string">
            <text:p>чип 0805 X7R 1uF ±10% 16V/ 1 мкФ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16...C18</text:p>
          </table:table-cell>
          <table:table-cell table:style-name="ce39" office:value-type="string" calcext:value-type="string">
            <text:p>чип 0805 X7R 0.1uF ±10% 100V / 0,1 мкФ</text:p>
          </table:table-cell>
          <table:table-cell table:style-name="ce45" office:value-type="float" office:value="3" calcext:value-type="float">
            <text:p>3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19</text:p>
          </table:table-cell>
          <table:table-cell table:style-name="ce39" office:value-type="string" calcext:value-type="string">
            <text:p>чип 0805 X7R 1uF ±10% 16V/ 1 мкФ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20,C21</text:p>
          </table:table-cell>
          <table:table-cell table:style-name="ce41" office:value-type="string" calcext:value-type="string">
            <text:p>чип 0805 NP0 1000p ±10% 50V /1000 пФ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C29...C33</text:p>
          </table:table-cell>
          <table:table-cell table:style-name="ce40" office:value-type="string" calcext:value-type="string">
            <text:p>чип 0805 X7R 0.1uF ±10% 100V / 0,1 мкФ <text:s/>01</text:p>
          </table:table-cell>
          <table:table-cell table:style-name="ce46" office:value-type="float" office:value="5" calcext:value-type="float">
            <text:p>5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46,C47</text:p>
          </table:table-cell>
          <table:table-cell table:style-name="ce39" office:value-type="string" calcext:value-type="string">
            <text:p>чип тант.35В 15мкФ 10% D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48...C55</text:p>
          </table:table-cell>
          <table:table-cell table:style-name="ce39" office:value-type="string" calcext:value-type="string">
            <text:p>чип тант.16В 47мкФ 20% D</text:p>
          </table:table-cell>
          <table:table-cell table:style-name="ce45" office:value-type="float" office:value="8" calcext:value-type="float">
            <text:p>8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C65,C66</text:p>
          </table:table-cell>
          <table:table-cell table:style-name="ce40" office:value-type="string" calcext:value-type="string">
            <text:p>чип 0805 X7R 1uF ±10% 16V/ 1 мкФ 01</text:p>
          </table:table-cell>
          <table:table-cell table:style-name="ce46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67</text:p>
          </table:table-cell>
          <table:table-cell table:style-name="ce39" office:value-type="string" calcext:value-type="string">
            <text:p>чип 0805 X7R 1uF ±10% 16V/ 1 мкФ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68</text:p>
          </table:table-cell>
          <table:table-cell table:style-name="ce39" office:value-type="string" calcext:value-type="string">
            <text:p>чип 0805 X7R 0.1uF ±10% 100V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69,C70</text:p>
          </table:table-cell>
          <table:table-cell table:style-name="ce39" office:value-type="string" calcext:value-type="string">
            <text:p>чип 0805 X7R 1uF ±10% 16V/ 1 мкФ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71</text:p>
          </table:table-cell>
          <table:table-cell table:style-name="ce39" office:value-type="string" calcext:value-type="string">
            <text:p>чип 0805 X7R 0.1uF ±10% 100V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72</text:p>
          </table:table-cell>
          <table:table-cell table:style-name="ce39" office:value-type="string" calcext:value-type="string">
            <text:p>чип 0805 X7R 1uF ±10% 16V/ 1 мкФ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73</text:p>
          </table:table-cell>
          <table:table-cell table:style-name="ce39" office:value-type="string" calcext:value-type="string">
            <text:p>чип 0805 X7R 0.1uF ±10% 100V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74,C75</text:p>
          </table:table-cell>
          <table:table-cell table:style-name="ce39" office:value-type="string" calcext:value-type="string">
            <text:p>чип 0805 X7R 1uF ±10% 16V/ 1 мкФ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C76,C77</text:p>
          </table:table-cell>
          <table:table-cell table:style-name="ce40" office:value-type="string" calcext:value-type="string">
            <text:p>чип 0805 X7R 1uF ±10% 16V/ 1 мкФ 01</text:p>
          </table:table-cell>
          <table:table-cell table:style-name="ce46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78</text:p>
          </table:table-cell>
          <table:table-cell table:style-name="ce39" office:value-type="string" calcext:value-type="string">
            <text:p>чип 0805 X7R 0.01uF ±10% 100V / 0,01 мкФ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79</text:p>
          </table:table-cell>
          <table:table-cell table:style-name="ce39" office:value-type="string" calcext:value-type="string">
            <text:p>чип 0805 X7R 0.1uF ±10% 100V / 0,1 мкФ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80</text:p>
          </table:table-cell>
          <table:table-cell table:style-name="ce39" office:value-type="string" calcext:value-type="string">
            <text:p>чип 0805 X7R 0.01uF ±10% 100V / 0,01 мкФ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81</text:p>
          </table:table-cell>
          <table:table-cell table:style-name="ce39" office:value-type="string" calcext:value-type="string">
            <text:p>чип 0805 X7R 0.1uF ±10% 100V / 0,1 мкФ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82</text:p>
          </table:table-cell>
          <table:table-cell table:style-name="ce39" office:value-type="string" calcext:value-type="string">
            <text:p>чип 0805 X7R 0.01uF ±10% 100V / 0,01 мкФ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83</text:p>
          </table:table-cell>
          <table:table-cell table:style-name="ce39" office:value-type="string" calcext:value-type="string">
            <text:p>чип 0805 X7R 0.1uF ±10% 100V / 0,1 мкФ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84</text:p>
          </table:table-cell>
          <table:table-cell table:style-name="ce39" office:value-type="string" calcext:value-type="string">
            <text:p>чип 0805 X7R 0.01uF ±10% 100V / 0,01 мкФ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85...C87</text:p>
          </table:table-cell>
          <table:table-cell table:style-name="ce39" office:value-type="string" calcext:value-type="string">
            <text:p>чип 0805 X7R 0.1uF ±10% 100V / 0,1 мкФ</text:p>
          </table:table-cell>
          <table:table-cell table:style-name="ce45" office:value-type="float" office:value="3" calcext:value-type="float">
            <text:p>3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C88,C89</text:p>
          </table:table-cell>
          <table:table-cell table:style-name="ce40" office:value-type="string" calcext:value-type="string">
            <text:p>чип 0805 X7R 0.1uF ±10% 100V / 0,1 мкФ 01</text:p>
          </table:table-cell>
          <table:table-cell table:style-name="ce46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/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 office:value-type="string" calcext:value-type="string">
            <text:p>Оптопары </text:p>
          </table:table-cell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 office:value-type="string" calcext:value-type="string">
            <text:p>Микросхемы</text:p>
          </table:table-cell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DA1,DA2</text:p>
          </table:table-cell>
          <table:table-cell table:style-name="ce39" office:value-type="string" calcext:value-type="string">
            <text:p>TLP627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DA3,DA4</text:p>
          </table:table-cell>
          <table:table-cell table:style-name="ce39" office:value-type="string" calcext:value-type="string">
            <text:p>TLP621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DA5</text:p>
          </table:table-cell>
          <table:table-cell table:style-name="ce39" office:value-type="string" calcext:value-type="string">
            <text:p>DAC7571IDBVT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DA6...DA9</text:p>
          </table:table-cell>
          <table:table-cell table:style-name="ce39" office:value-type="string" calcext:value-type="string">
            <text:p>TLP627</text:p>
          </table:table-cell>
          <table:table-cell table:style-name="ce45" office:value-type="float" office:value="4" calcext:value-type="float">
            <text:p>4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DA10</text:p>
          </table:table-cell>
          <table:table-cell table:style-name="ce39" office:value-type="string" calcext:value-type="string">
            <text:p>DAC7571IDBVT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DA11,DA12</text:p>
          </table:table-cell>
          <table:table-cell table:style-name="ce39" office:value-type="string" calcext:value-type="string">
            <text:p>MCP4725A0T - E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DA13</text:p>
          </table:table-cell>
          <table:table-cell table:style-name="ce39" office:value-type="string" calcext:value-type="string">
            <text:p>LF50CDT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DA17</text:p>
          </table:table-cell>
          <table:table-cell table:style-name="ce39" office:value-type="string" calcext:value-type="string">
            <text:p>DC/DC AM5T-2405SZ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DA19...DA22</text:p>
          </table:table-cell>
          <table:table-cell table:style-name="ce39" office:value-type="string" calcext:value-type="string">
            <text:p>XTR115U</text:p>
          </table:table-cell>
          <table:table-cell table:style-name="ce45" office:value-type="float" office:value="4" calcext:value-type="float">
            <text:p>4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DA27...DA31</text:p>
          </table:table-cell>
          <table:table-cell table:style-name="ce39" office:value-type="string" calcext:value-type="string">
            <text:p>ISO1540BD</text:p>
          </table:table-cell>
          <table:table-cell table:style-name="ce45" office:value-type="float" office:value="5" calcext:value-type="float">
            <text:p>5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3" office:value-type="string" calcext:value-type="string">
            <text:p>DA44</text:p>
          </table:table-cell>
          <table:table-cell table:style-name="ce42" office:value-type="string" calcext:value-type="string">
            <text:p>DC/DC AM1/4L-0505NZ 01</text:p>
          </table:table-cell>
          <table:table-cell table:style-name="ce47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DA45,DA49</text:p>
          </table:table-cell>
          <table:table-cell table:style-name="ce39" office:value-type="string" calcext:value-type="string">
            <text:p>DC/DC AM1/4L-0505NZ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U1,U2</text:p>
          </table:table-cell>
          <table:table-cell table:style-name="ce39" office:value-type="string" calcext:value-type="string">
            <text:p>ads1114idgst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U3,U4</text:p>
          </table:table-cell>
          <table:table-cell table:style-name="ce40" office:value-type="string" calcext:value-type="string">
            <text:p>ads1114idgst 01</text:p>
          </table:table-cell>
          <table:table-cell table:style-name="ce46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DD1</text:p>
          </table:table-cell>
          <table:table-cell table:style-name="ce39" office:value-type="string" calcext:value-type="string">
            <text:p>ATMEGA128AU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4" office:value-type="string" calcext:value-type="string">
            <text:p>DD2</text:p>
          </table:table-cell>
          <table:table-cell table:style-name="ce43" office:value-type="string" calcext:value-type="string">
            <text:p>ADM232AARN 01</text:p>
          </table:table-cell>
          <table:table-cell table:style-name="ce48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3" office:value-type="string" calcext:value-type="string">
            <text:p>DD3</text:p>
          </table:table-cell>
          <table:table-cell table:style-name="ce42" office:value-type="string" calcext:value-type="string">
            <text:p>ISO7221D 01</text:p>
          </table:table-cell>
          <table:table-cell table:style-name="ce47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DD4</text:p>
          </table:table-cell>
          <table:table-cell table:style-name="ce39" office:value-type="string" calcext:value-type="string">
            <text:p>ISO3088DW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DD6</text:p>
          </table:table-cell>
          <table:table-cell table:style-name="ce39" office:value-type="string" calcext:value-type="string">
            <text:p>SN74HC10D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/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FU1</text:p>
          </table:table-cell>
          <table:table-cell table:style-name="ce44" office:value-type="string" calcext:value-type="string">
            <text:p>Самовосст.предохр. LP30-110F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/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 office:value-type="string" calcext:value-type="string">
            <text:p>Светодиоды</text:p>
          </table:table-cell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HL3...HL6</text:p>
          </table:table-cell>
          <table:table-cell table:style-name="ce39" office:value-type="string" calcext:value-type="string">
            <text:p>KP-1608SGC</text:p>
          </table:table-cell>
          <table:table-cell table:style-name="ce45" office:value-type="float" office:value="4" calcext:value-type="float">
            <text:p>4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HL7...HL10</text:p>
          </table:table-cell>
          <table:table-cell table:style-name="ce40" office:value-type="string" calcext:value-type="string">
            <text:p>KP-1608SGC 01</text:p>
          </table:table-cell>
          <table:table-cell table:style-name="ce46" office:value-type="float" office:value="4" calcext:value-type="float">
            <text:p>4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HL27...HL46,</text:p>
          </table:table-cell>
          <table:table-cell table:style-name="ce39" office:value-type="string" calcext:value-type="string">
            <text:p>KP-1608SGC</text:p>
          </table:table-cell>
          <table:table-cell table:style-name="ce45" office:value-type="float" office:value="26" calcext:value-type="float">
            <text:p>26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HL71,HL72,</text:p>
          </table:table-cell>
          <table:table-cell table:style-name="ce39"/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HL75...HL78</text:p>
          </table:table-cell>
          <table:table-cell table:style-name="ce39"/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HL79...HL81</text:p>
          </table:table-cell>
          <table:table-cell table:style-name="ce40" office:value-type="string" calcext:value-type="string">
            <text:p>KP-1608SGC 01</text:p>
          </table:table-cell>
          <table:table-cell table:style-name="ce46" office:value-type="float" office:value="3" calcext:value-type="float">
            <text:p>3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HL82</text:p>
          </table:table-cell>
          <table:table-cell table:style-name="ce39" office:value-type="string" calcext:value-type="string">
            <text:p>KP-1608SGC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/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 office:value-type="string" calcext:value-type="string">
            <text:p>Чип-резисторы</text:p>
          </table:table-cell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 office:value-type="string" calcext:value-type="string">
            <text:p>Резисторы точные </text:p>
          </table:table-cell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</text:p>
          </table:table-cell>
          <table:table-cell table:style-name="ce39" office:value-type="string" calcext:value-type="string">
            <text:p>0805 10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...R6</text:p>
          </table:table-cell>
          <table:table-cell table:style-name="ce39" office:value-type="string" calcext:value-type="string">
            <text:p>0805 1,2 кОм</text:p>
          </table:table-cell>
          <table:table-cell table:style-name="ce45" office:value-type="float" office:value="4" calcext:value-type="float">
            <text:p>4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7...R9</text:p>
          </table:table-cell>
          <table:table-cell table:style-name="ce40" office:value-type="string" calcext:value-type="string">
            <text:p>0805 1,2 кОм 01</text:p>
          </table:table-cell>
          <table:table-cell table:style-name="ce46" office:value-type="float" office:value="3" calcext:value-type="float">
            <text:p>3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1...R14</text:p>
          </table:table-cell>
          <table:table-cell table:style-name="ce39" office:value-type="string" calcext:value-type="string">
            <text:p>0805 1,2 кОм</text:p>
          </table:table-cell>
          <table:table-cell table:style-name="ce45" office:value-type="float" office:value="4" calcext:value-type="float">
            <text:p>4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15...R17</text:p>
          </table:table-cell>
          <table:table-cell table:style-name="ce40" office:value-type="string" calcext:value-type="string">
            <text:p>0805 1,2 кОм 01</text:p>
          </table:table-cell>
          <table:table-cell table:style-name="ce46" office:value-type="float" office:value="3" calcext:value-type="float">
            <text:p>3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8...R21</text:p>
          </table:table-cell>
          <table:table-cell table:style-name="ce39" office:value-type="string" calcext:value-type="string">
            <text:p>0805 2,4 кОм</text:p>
          </table:table-cell>
          <table:table-cell table:style-name="ce45" office:value-type="float" office:value="4" calcext:value-type="float">
            <text:p>4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22...R25</text:p>
          </table:table-cell>
          <table:table-cell table:style-name="ce40" office:value-type="string" calcext:value-type="string">
            <text:p>0805 2,4 кОм 01</text:p>
          </table:table-cell>
          <table:table-cell table:style-name="ce46" office:value-type="float" office:value="4" calcext:value-type="float">
            <text:p>4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26</text:p>
          </table:table-cell>
          <table:table-cell table:style-name="ce40" office:value-type="string" calcext:value-type="string">
            <text:p>0805 1,2 кОм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7</text:p>
          </table:table-cell>
          <table:table-cell table:style-name="ce39" office:value-type="string" calcext:value-type="string">
            <text:p>0805 2,4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9</text:p>
          </table:table-cell>
          <table:table-cell table:style-name="ce39" office:value-type="string" calcext:value-type="string">
            <text:p>0805 240 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0,R31</text:p>
          </table:table-cell>
          <table:table-cell table:style-name="ce39" office:value-type="string" calcext:value-type="string">
            <text:p>0805 1,2 кОм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2,R33</text:p>
          </table:table-cell>
          <table:table-cell table:style-name="ce39" office:value-type="string" calcext:value-type="string">
            <text:p>0805 240 Ом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4</text:p>
          </table:table-cell>
          <table:table-cell table:style-name="ce39" office:value-type="string" calcext:value-type="string">
            <text:p>0805 1,2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5</text:p>
          </table:table-cell>
          <table:table-cell table:style-name="ce39" office:value-type="string" calcext:value-type="string">
            <text:p>0805 240 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6</text:p>
          </table:table-cell>
          <table:table-cell table:style-name="ce39" office:value-type="string" calcext:value-type="string">
            <text:p>0805 1,2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37</text:p>
          </table:table-cell>
          <table:table-cell table:style-name="ce40" office:value-type="string" calcext:value-type="string">
            <text:p>0805 240 Ом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38</text:p>
          </table:table-cell>
          <table:table-cell table:style-name="ce40" office:value-type="string" calcext:value-type="string">
            <text:p>0805 1,2 кОм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39</text:p>
          </table:table-cell>
          <table:table-cell table:style-name="ce40" office:value-type="string" calcext:value-type="string">
            <text:p>0805 240 Ом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40</text:p>
          </table:table-cell>
          <table:table-cell table:style-name="ce40" office:value-type="string" calcext:value-type="string">
            <text:p>0805 1,2 кОм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41</text:p>
          </table:table-cell>
          <table:table-cell table:style-name="ce40" office:value-type="string" calcext:value-type="string">
            <text:p>0805 240 Ом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42</text:p>
          </table:table-cell>
          <table:table-cell table:style-name="ce40" office:value-type="string" calcext:value-type="string">
            <text:p>0805 1,2 кОм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43</text:p>
          </table:table-cell>
          <table:table-cell table:style-name="ce40" office:value-type="string" calcext:value-type="string">
            <text:p>0805 240 Ом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44,R45</text:p>
          </table:table-cell>
          <table:table-cell table:style-name="ce40" office:value-type="string" calcext:value-type="string">
            <text:p>0805 1,2 кОм 01</text:p>
          </table:table-cell>
          <table:table-cell table:style-name="ce46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49...R51</text:p>
          </table:table-cell>
          <table:table-cell table:style-name="ce39" office:value-type="string" calcext:value-type="string">
            <text:p>0805 2,4 кОм</text:p>
          </table:table-cell>
          <table:table-cell table:style-name="ce45" office:value-type="float" office:value="3" calcext:value-type="float">
            <text:p>3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147,R148</text:p>
          </table:table-cell>
          <table:table-cell table:style-name="ce40" office:value-type="string" calcext:value-type="string">
            <text:p>0805 330 Ом 01</text:p>
          </table:table-cell>
          <table:table-cell table:style-name="ce46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49...R164</text:p>
          </table:table-cell>
          <table:table-cell table:style-name="ce39" office:value-type="string" calcext:value-type="string">
            <text:p>0805 15 Ом</text:p>
          </table:table-cell>
          <table:table-cell table:style-name="ce45" office:value-type="float" office:value="16" calcext:value-type="float">
            <text:p>16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65...R172</text:p>
          </table:table-cell>
          <table:table-cell table:style-name="ce39" office:value-type="string" calcext:value-type="string">
            <text:p>0805 33 кОм</text:p>
          </table:table-cell>
          <table:table-cell table:style-name="ce45" office:value-type="float" office:value="8" calcext:value-type="float">
            <text:p>8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73...R188</text:p>
          </table:table-cell>
          <table:table-cell table:style-name="ce39" office:value-type="string" calcext:value-type="string">
            <text:p>0805 510 Ом</text:p>
          </table:table-cell>
          <table:table-cell table:style-name="ce45" office:value-type="float" office:value="16" calcext:value-type="float">
            <text:p>16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89</text:p>
          </table:table-cell>
          <table:table-cell table:style-name="ce39" office:value-type="string" calcext:value-type="string">
            <text:p>0805 127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90</text:p>
          </table:table-cell>
          <table:table-cell table:style-name="ce39" office:value-type="string" calcext:value-type="string">
            <text:p>0805 29,1 кОм 0,1%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91,R192</text:p>
          </table:table-cell>
          <table:table-cell table:style-name="ce39" office:value-type="string" calcext:value-type="string">
            <text:p>0805 10 кОм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93</text:p>
          </table:table-cell>
          <table:table-cell table:style-name="ce39" office:value-type="string" calcext:value-type="string">
            <text:p>0805 33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94</text:p>
          </table:table-cell>
          <table:table-cell table:style-name="ce39" office:value-type="string" calcext:value-type="string">
            <text:p>0805 127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95</text:p>
          </table:table-cell>
          <table:table-cell table:style-name="ce39" office:value-type="string" calcext:value-type="string">
            <text:p>0805 29,1 кОм 0,1%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96,R197</text:p>
          </table:table-cell>
          <table:table-cell table:style-name="ce39" office:value-type="string" calcext:value-type="string">
            <text:p>0805 10 кОм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98</text:p>
          </table:table-cell>
          <table:table-cell table:style-name="ce39" office:value-type="string" calcext:value-type="string">
            <text:p>0805 33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99</text:p>
          </table:table-cell>
          <table:table-cell table:style-name="ce39" office:value-type="string" calcext:value-type="string">
            <text:p>0805 127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00</text:p>
          </table:table-cell>
          <table:table-cell table:style-name="ce39" office:value-type="string" calcext:value-type="string">
            <text:p>0805 29,1 кОм 0,1%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01,R202</text:p>
          </table:table-cell>
          <table:table-cell table:style-name="ce39" office:value-type="string" calcext:value-type="string">
            <text:p>0805 10 кОм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03</text:p>
          </table:table-cell>
          <table:table-cell table:style-name="ce39" office:value-type="string" calcext:value-type="string">
            <text:p>0805 33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04</text:p>
          </table:table-cell>
          <table:table-cell table:style-name="ce39" office:value-type="string" calcext:value-type="string">
            <text:p>0805 127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05</text:p>
          </table:table-cell>
          <table:table-cell table:style-name="ce39" office:value-type="string" calcext:value-type="string">
            <text:p>0805 29,1 кОм 0,1%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06,R207</text:p>
          </table:table-cell>
          <table:table-cell table:style-name="ce39" office:value-type="string" calcext:value-type="string">
            <text:p>0805 10 кОм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08</text:p>
          </table:table-cell>
          <table:table-cell table:style-name="ce39" office:value-type="string" calcext:value-type="string">
            <text:p>0805 33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09,R210</text:p>
          </table:table-cell>
          <table:table-cell table:style-name="ce39" office:value-type="string" calcext:value-type="string">
            <text:p>0805 1,2 кОм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53</text:p>
          </table:table-cell>
          <table:table-cell table:style-name="ce39" office:value-type="string" calcext:value-type="string">
            <text:p>0805 10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54</text:p>
          </table:table-cell>
          <table:table-cell table:style-name="ce39" office:value-type="string" calcext:value-type="string">
            <text:p>0805 510 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75</text:p>
          </table:table-cell>
          <table:table-cell table:style-name="ce39" office:value-type="string" calcext:value-type="string">
            <text:p>0805 2,4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76</text:p>
          </table:table-cell>
          <table:table-cell table:style-name="ce39" office:value-type="string" calcext:value-type="string">
            <text:p>0805 47 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77</text:p>
          </table:table-cell>
          <table:table-cell table:style-name="ce39" office:value-type="string" calcext:value-type="string">
            <text:p>0805 2,4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78</text:p>
          </table:table-cell>
          <table:table-cell table:style-name="ce39" office:value-type="string" calcext:value-type="string">
            <text:p>0805 47 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79</text:p>
          </table:table-cell>
          <table:table-cell table:style-name="ce39" office:value-type="string" calcext:value-type="string">
            <text:p>0805 330 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80...R282</text:p>
          </table:table-cell>
          <table:table-cell table:style-name="ce39" office:value-type="string" calcext:value-type="string">
            <text:p>0805 100 Ом</text:p>
          </table:table-cell>
          <table:table-cell table:style-name="ce45" office:value-type="float" office:value="3" calcext:value-type="float">
            <text:p>3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83</text:p>
          </table:table-cell>
          <table:table-cell table:style-name="ce39" office:value-type="string" calcext:value-type="string">
            <text:p>0805 1,2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84</text:p>
          </table:table-cell>
          <table:table-cell table:style-name="ce39" office:value-type="string" calcext:value-type="string">
            <text:p>0805 2,4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85,R286</text:p>
          </table:table-cell>
          <table:table-cell table:style-name="ce39" office:value-type="string" calcext:value-type="string">
            <text:p>0805 510 Ом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87,R288</text:p>
          </table:table-cell>
          <table:table-cell table:style-name="ce39" office:value-type="string" calcext:value-type="string">
            <text:p>C2-29_0.25W 499 Ом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89...R292</text:p>
          </table:table-cell>
          <table:table-cell table:style-name="ce39" office:value-type="string" calcext:value-type="string">
            <text:p>0805 2,4 кОм</text:p>
          </table:table-cell>
          <table:table-cell table:style-name="ce45" office:value-type="float" office:value="4" calcext:value-type="float">
            <text:p>4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293,R294</text:p>
          </table:table-cell>
          <table:table-cell table:style-name="ce40" office:value-type="string" calcext:value-type="string">
            <text:p>C2-29_0.25W 499 Ом 01</text:p>
          </table:table-cell>
          <table:table-cell table:style-name="ce46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95,R296</text:p>
          </table:table-cell>
          <table:table-cell table:style-name="ce39" office:value-type="string" calcext:value-type="string">
            <text:p>0805 29,1 кОм <text:s/>0,1%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97,R298</text:p>
          </table:table-cell>
          <table:table-cell table:style-name="ce39" office:value-type="string" calcext:value-type="string">
            <text:p>0805 127 кОм 0,1%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99</text:p>
          </table:table-cell>
          <table:table-cell table:style-name="ce39" office:value-type="string" calcext:value-type="string">
            <text:p>0805 1,2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300</text:p>
          </table:table-cell>
          <table:table-cell table:style-name="ce40" office:value-type="string" calcext:value-type="string">
            <text:p>0805 127 кОм 0,1%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301</text:p>
          </table:table-cell>
          <table:table-cell table:style-name="ce40" office:value-type="string" calcext:value-type="string">
            <text:p>0805 29,1 кОм <text:s/>0,1%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302</text:p>
          </table:table-cell>
          <table:table-cell table:style-name="ce40" office:value-type="string" calcext:value-type="string">
            <text:p>0805 127 кОм 0,1%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303</text:p>
          </table:table-cell>
          <table:table-cell table:style-name="ce40" office:value-type="string" calcext:value-type="string">
            <text:p>0805 29,1 кОм <text:s/>0,1%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04</text:p>
          </table:table-cell>
          <table:table-cell table:style-name="ce39" office:value-type="string" calcext:value-type="string">
            <text:p>0805 1,2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305</text:p>
          </table:table-cell>
          <table:table-cell table:style-name="ce40" office:value-type="string" calcext:value-type="string">
            <text:p>0805 100 Ом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306,R307</text:p>
          </table:table-cell>
          <table:table-cell table:style-name="ce40" office:value-type="string" calcext:value-type="string">
            <text:p>0805 510 Ом 01</text:p>
          </table:table-cell>
          <table:table-cell table:style-name="ce46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308,R309</text:p>
          </table:table-cell>
          <table:table-cell table:style-name="ce40" office:value-type="string" calcext:value-type="string">
            <text:p>0805 100 Ом 01</text:p>
          </table:table-cell>
          <table:table-cell table:style-name="ce46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10</text:p>
          </table:table-cell>
          <table:table-cell table:style-name="ce39" office:value-type="string" calcext:value-type="string">
            <text:p>0805 510 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11</text:p>
          </table:table-cell>
          <table:table-cell table:style-name="ce39" office:value-type="string" calcext:value-type="string">
            <text:p>0805 2,4 к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312</text:p>
          </table:table-cell>
          <table:table-cell table:style-name="ce40" office:value-type="string" calcext:value-type="string">
            <text:p>0805 510 Ом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R313,R314</text:p>
          </table:table-cell>
          <table:table-cell table:style-name="ce40" office:value-type="string" calcext:value-type="string">
            <text:p>0805 100 Ом 01</text:p>
          </table:table-cell>
          <table:table-cell table:style-name="ce46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15,R316</text:p>
          </table:table-cell>
          <table:table-cell table:style-name="ce39" office:value-type="string" calcext:value-type="string">
            <text:p>0805 1,2 кОм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18</text:p>
          </table:table-cell>
          <table:table-cell table:style-name="ce39" office:value-type="string" calcext:value-type="string">
            <text:p>0805 330 Ом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/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P20...RP23</text:p>
          </table:table-cell>
          <table:table-cell table:style-name="ce39" office:value-type="string" calcext:value-type="string">
            <text:p>Резисторная сборка YC164-FR-072K4L 2,4 кОм</text:p>
          </table:table-cell>
          <table:table-cell table:style-name="ce45" office:value-type="float" office:value="4" calcext:value-type="float">
            <text:p>4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/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SQ1</text:p>
          </table:table-cell>
          <table:table-cell table:style-name="ce39" office:value-type="string" calcext:value-type="string">
            <text:p>Резонатор кварцевый _ HC49/S 18.432 МГц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/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 table:number-rows-repeated="3">
          <table:table-cell table:style-name="ce35" table:number-columns-repeated="4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/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 office:value-type="string" calcext:value-type="string">
            <text:p>Суппрессоры</text:p>
          </table:table-cell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 office:value-type="string" calcext:value-type="string">
            <text:p>Стабилитроны</text:p>
          </table:table-cell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 office:value-type="string" calcext:value-type="string">
            <text:p>Диоды</text:p>
          </table:table-cell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D2...VD5</text:p>
          </table:table-cell>
          <table:table-cell table:style-name="ce39" office:value-type="string" calcext:value-type="string">
            <text:p>BZT52H-C5V6</text:p>
          </table:table-cell>
          <table:table-cell table:style-name="ce45" office:value-type="float" office:value="4" calcext:value-type="float">
            <text:p>4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VD6...VD9</text:p>
          </table:table-cell>
          <table:table-cell table:style-name="ce40" office:value-type="string" calcext:value-type="string">
            <text:p>BZT52H-C5V6 01</text:p>
          </table:table-cell>
          <table:table-cell table:style-name="ce46" office:value-type="float" office:value="4" calcext:value-type="float">
            <text:p>4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D26...VD37</text:p>
          </table:table-cell>
          <table:table-cell table:style-name="ce39" office:value-type="string" calcext:value-type="string">
            <text:p>SMAJ30A</text:p>
          </table:table-cell>
          <table:table-cell table:style-name="ce45" office:value-type="float" office:value="12" calcext:value-type="float">
            <text:p>1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D50</text:p>
          </table:table-cell>
          <table:table-cell table:style-name="ce39" office:value-type="string" calcext:value-type="string">
            <text:p>MBRS340T3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D51</text:p>
          </table:table-cell>
          <table:table-cell table:style-name="ce39" office:value-type="string" calcext:value-type="string">
            <text:p>1,5smc43a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VD64</text:p>
          </table:table-cell>
          <table:table-cell table:style-name="ce40" office:value-type="string" calcext:value-type="string">
            <text:p>BZT52H-C5V6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D65...VD68</text:p>
          </table:table-cell>
          <table:table-cell table:style-name="ce39" office:value-type="string" calcext:value-type="string">
            <text:p>US1G</text:p>
          </table:table-cell>
          <table:table-cell table:style-name="ce45" office:value-type="float" office:value="4" calcext:value-type="float">
            <text:p>4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/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 office:value-type="string" calcext:value-type="string">
            <text:p>Транзисторы</text:p>
          </table:table-cell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T2</text:p>
          </table:table-cell>
          <table:table-cell table:style-name="ce39" office:value-type="string" calcext:value-type="string">
            <text:p>BSS138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VT3,VT4</text:p>
          </table:table-cell>
          <table:table-cell table:style-name="ce40" office:value-type="string" calcext:value-type="string">
            <text:p>BSS138 01</text:p>
          </table:table-cell>
          <table:table-cell table:style-name="ce46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T12...VT15</text:p>
          </table:table-cell>
          <table:table-cell table:style-name="ce39" office:value-type="string" calcext:value-type="string">
            <text:p>BD137-16</text:p>
          </table:table-cell>
          <table:table-cell table:style-name="ce45" office:value-type="float" office:value="4" calcext:value-type="float">
            <text:p>4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/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 office:value-type="string" calcext:value-type="string">
            <text:p>Оптопары</text:p>
          </table:table-cell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U3,VU4</text:p>
          </table:table-cell>
          <table:table-cell table:style-name="ce39" office:value-type="string" calcext:value-type="string">
            <text:p>HCPL2631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VU5,VU6</text:p>
          </table:table-cell>
          <table:table-cell table:style-name="ce40" office:value-type="string" calcext:value-type="string">
            <text:p>HCPL2631 01</text:p>
          </table:table-cell>
          <table:table-cell table:style-name="ce46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/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 office:value-type="string" calcext:value-type="string">
            <text:p>Оптоприемники HFBR-2528</text:p>
          </table:table-cell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 office:value-type="string" calcext:value-type="string">
            <text:p>Оптопередатчики HFBR-1528</text:p>
          </table:table-cell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U19</text:p>
          </table:table-cell>
          <table:table-cell table:style-name="ce39" office:value-type="string" calcext:value-type="string">
            <text:p>HFBR-2521 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U20</text:p>
          </table:table-cell>
          <table:table-cell table:style-name="ce39" office:value-type="string" calcext:value-type="string">
            <text:p>HFBR-1528 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VU21</text:p>
          </table:table-cell>
          <table:table-cell table:style-name="ce40" office:value-type="string" calcext:value-type="string">
            <text:p>HFBR-1528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VU22</text:p>
          </table:table-cell>
          <table:table-cell table:style-name="ce40" office:value-type="string" calcext:value-type="string">
            <text:p>HFBR-2521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VU23</text:p>
          </table:table-cell>
          <table:table-cell table:style-name="ce40" office:value-type="string" calcext:value-type="string">
            <text:p>HFBR-1528 01</text:p>
          </table:table-cell>
          <table:table-cell table:style-name="ce46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/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/>
          <table:table-cell table:style-name="ce39" office:value-type="string" calcext:value-type="string">
            <text:p>Вилки</text:p>
          </table:table-cell>
          <table:table-cell table:style-name="ce45"/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XP1,XP2</text:p>
          </table:table-cell>
          <table:table-cell table:style-name="ce39" office:value-type="string" calcext:value-type="string">
            <text:p>IDC10M</text:p>
          </table:table-cell>
          <table:table-cell table:style-name="ce45" office:value-type="float" office:value="2" calcext:value-type="float">
            <text:p>2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XP3</text:p>
          </table:table-cell>
          <table:table-cell table:style-name="ce39" office:value-type="string" calcext:value-type="string">
            <text:p>IDC16M</text:p>
          </table:table-cell>
          <table:table-cell table:style-name="ce45" office:value-type="string" calcext:value-type="string">
            <text:p>1</text:p>
          </table:table-cell>
          <table:table-cell table:style-name="ce31"/>
          <table:table-cell table:style-name="ce53" table:number-columns-repeated="2"/>
          <table:table-cell table:number-columns-repeated="1018"/>
        </table:table-row>
        <table:table-row table:style-name="ro6">
          <table:table-cell table:style-name="ce36" table:number-columns-repeated="3"/>
          <table:table-cell table:style-name="ce51"/>
          <table:table-cell table:number-columns-repeated="1020"/>
        </table:table-row>
        <table:table-row table:style-name="ro6">
          <table:table-cell table:style-name="ce36"/>
          <table:table-cell table:style-name="ce36" office:value-type="string" calcext:value-type="string">
            <text:p>Соединители</text:p>
          </table:table-cell>
          <table:table-cell table:style-name="ce49"/>
          <table:table-cell table:style-name="ce51"/>
          <table:table-cell table:number-columns-repeated="1020"/>
        </table:table-row>
        <table:table-row table:style-name="ro6">
          <table:table-cell table:style-name="ce36" office:value-type="string" calcext:value-type="string">
            <text:p>X1..X4</text:p>
          </table:table-cell>
          <table:table-cell table:style-name="ce36" office:value-type="string" calcext:value-type="string">
            <text:p>Wieland 8113 S/2 GOF+ 8113/2 BFK</text:p>
          </table:table-cell>
          <table:table-cell table:style-name="ce49" office:value-type="string" calcext:value-type="string">
            <text:p>4+4</text:p>
          </table:table-cell>
          <table:table-cell table:style-name="ce51"/>
          <table:table-cell table:number-columns-repeated="1020"/>
        </table:table-row>
        <table:table-row table:style-name="ro6">
          <table:table-cell table:style-name="ce36" office:value-type="string" calcext:value-type="string">
            <text:p>X5</text:p>
          </table:table-cell>
          <table:table-cell table:style-name="ce36" office:value-type="string" calcext:value-type="string">
            <text:p>Wieland 8113 S/8 GOF+ 8113/8 BFK</text:p>
          </table:table-cell>
          <table:table-cell table:style-name="ce49" office:value-type="string" calcext:value-type="string">
            <text:p>2+2</text:p>
          </table:table-cell>
          <table:table-cell table:style-name="ce51"/>
          <table:table-cell table:number-columns-repeated="1020"/>
        </table:table-row>
        <table:table-row table:style-name="ro6">
          <table:table-cell table:style-name="ce36" office:value-type="string" calcext:value-type="string">
            <text:p>X11 </text:p>
          </table:table-cell>
          <table:table-cell table:style-name="ce36" office:value-type="string" calcext:value-type="string">
            <text:p>Wieland 8113 S/6 GOF+ 8113/6 BFK</text:p>
          </table:table-cell>
          <table:table-cell table:style-name="ce49" office:value-type="string" calcext:value-type="string">
            <text:p>2+2</text:p>
          </table:table-cell>
          <table:table-cell table:style-name="ce51"/>
          <table:table-cell table:number-columns-repeated="1020"/>
        </table:table-row>
        <table:table-row table:style-name="ro6">
          <table:table-cell table:style-name="ce36" office:value-type="string" calcext:value-type="string">
            <text:p>X12</text:p>
          </table:table-cell>
          <table:table-cell table:style-name="ce36" office:value-type="string" calcext:value-type="string">
            <text:p>Wieland 8113 S/5 GOF+ 8113/5 BFK</text:p>
          </table:table-cell>
          <table:table-cell table:style-name="ce49" office:value-type="string" calcext:value-type="string">
            <text:p>1+1</text:p>
          </table:table-cell>
          <table:table-cell table:style-name="ce51"/>
          <table:table-cell table:number-columns-repeated="1020"/>
        </table:table-row>
        <table:table-row table:style-name="ro6">
          <table:table-cell table:style-name="ce36" office:value-type="string" calcext:value-type="string">
            <text:p>X13</text:p>
          </table:table-cell>
          <table:table-cell table:style-name="ce36" office:value-type="string" calcext:value-type="string">
            <text:p>Wieland 8113 S/8 GOF+ 8113/8 BFK</text:p>
          </table:table-cell>
          <table:table-cell table:style-name="ce49" office:value-type="string" calcext:value-type="string">
            <text:p>2+2</text:p>
          </table:table-cell>
          <table:table-cell table:style-name="ce51"/>
          <table:table-cell table:number-columns-repeated="1020"/>
        </table:table-row>
        <table:table-row table:style-name="ro6">
          <table:table-cell table:style-name="ce37" office:value-type="string" calcext:value-type="string">
            <text:p>X14</text:p>
          </table:table-cell>
          <table:table-cell table:style-name="ce37" office:value-type="string" calcext:value-type="string">
            <text:p>DB9M DBS - 9M Z+H</text:p>
          </table:table-cell>
          <table:table-cell table:style-name="ce46" office:value-type="float" office:value="1" calcext:value-type="float">
            <text:p>1</text:p>
          </table:table-cell>
          <table:table-cell table:style-name="ce51"/>
          <table:table-cell table:number-columns-repeated="1020"/>
        </table:table-row>
        <table:table-row table:style-name="ro6">
          <table:table-cell table:style-name="ce36" office:value-type="string" calcext:value-type="string">
            <text:p>X15</text:p>
          </table:table-cell>
          <table:table-cell table:style-name="ce36" office:value-type="string" calcext:value-type="string">
            <text:p>Wieland 8513 S/3 G+ 8513/3 BFK</text:p>
          </table:table-cell>
          <table:table-cell table:style-name="ce49" office:value-type="string" calcext:value-type="string">
            <text:p>1+1</text:p>
          </table:table-cell>
          <table:table-cell table:style-name="ce51"/>
          <table:table-cell table:number-columns-repeated="1020"/>
        </table:table-row>
        <table:table-row table:style-name="ro6">
          <table:table-cell table:style-name="ce36" office:value-type="string" calcext:value-type="string">
            <text:p>X16,X17</text:p>
          </table:table-cell>
          <table:table-cell table:style-name="ce36" office:value-type="string" calcext:value-type="string">
            <text:p>Монтажный адаптер <text:s/>для серий 261/262 (rubilnik.ru)(wago 209-123)</text:p>
          </table:table-cell>
          <table:table-cell table:style-name="ce49" office:value-type="float" office:value="2" calcext:value-type="float">
            <text:p>2</text:p>
          </table:table-cell>
          <table:table-cell table:style-name="ce51"/>
          <table:table-cell table:number-columns-repeated="1020"/>
        </table:table-row>
        <table:table-row table:style-name="ro7" table:number-rows-repeated="10483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" table:style-name="ta3" table:print-ranges="SP.A1:SP.G1048576">
        <office:forms form:automatic-focus="false" form:apply-design-mode="false"/>
        <table:table-column table:style-name="co14" table:default-cell-style-name="ce57"/>
        <table:table-column table:style-name="co15" table:default-cell-style-name="ce57"/>
        <table:table-column table:style-name="co16" table:default-cell-style-name="ce57"/>
        <table:table-column table:style-name="co3" table:visibility="collapse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3" table:visibility="collapse" table:default-cell-style-name="ce57"/>
        <table:table-column table:style-name="co20" table:number-columns-repeated="1016" table:default-cell-style-name="Default"/>
        <table:table-row table:style-name="ro8">
          <table:table-cell table:style-name="ce54" office:value-type="string" calcext:value-type="string">
            <text:p>Формат</text:p>
          </table:table-cell>
          <table:table-cell table:style-name="ce58" office:value-type="string" calcext:value-type="string">
            <text:p>Зона</text:p>
          </table:table-cell>
          <table:table-cell table:style-name="ce58" office:value-type="string" calcext:value-type="string">
            <text:p>Поз.</text:p>
          </table:table-cell>
          <table:table-cell table:style-name="ce50" office:value-type="string" calcext:value-type="string">
            <text:p>Обозначение</text:p>
          </table:table-cell>
          <table:table-cell table:style-name="ce38" office:value-type="string" calcext:value-type="string">
            <text:p>Наименование</text:p>
          </table:table-cell>
          <table:table-cell table:style-name="ce76" office:value-type="string" calcext:value-type="string">
            <text:p>Кол.</text:p>
          </table:table-cell>
          <table:table-cell table:style-name="ce83" office:value-type="string" calcext:value-type="string">
            <text:p>Приме-</text:p>
            <text:p>чание</text:p>
          </table:table-cell>
          <table:table-cell table:style-name="ce87" office:value-type="string" calcext:value-type="string">
            <text:p><text:a xlink:href="#список.A1" xlink:type="simple">список</text:a></text:p>
          </table:table-cell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 table:number-columns-repeated="2"/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64" office:value-type="string" calcext:value-type="string">
            <text:p>Прочие изделия</text:p>
          </table:table-cell>
          <table:table-cell table:style-name="ce31" table:number-columns-repeated="2"/>
          <table:table-cell table:style-name="ce53"/>
          <table:table-cell table:number-columns-repeated="1016"/>
        </table:table-row>
        <table:table-row table:style-name="ro6" table:number-rows-repeated="2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 table:number-columns-repeated="2"/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65" office:value-type="string" calcext:value-type="string">
            <text:p>Конденсаторы танталовые тип D</text:p>
          </table:table-cell>
          <table:table-cell table:style-name="ce31" table:number-columns-repeated="2"/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чип тант.35В 15мкФ 10% D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C46,C47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чип тант.16В 47мкФ 20% D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C48...C55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7" office:value-type="string" calcext:value-type="string">
            <text:p>Чип-конденсаторы 0805</text:p>
          </table:table-cell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чип 0805 NP0 33pF ±5% 50V/ 33 пФ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C11,C13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41" office:value-type="string" calcext:value-type="string">
            <text:p>чип 0805 NP0 1000p ±10% 50V /1000 пФ</text:p>
          </table:table-cell>
          <table:table-cell table:style-name="ce31" office:value-type="float" office:value="6" calcext:value-type="float">
            <text:p>6</text:p>
          </table:table-cell>
          <table:table-cell table:style-name="ce84" office:value-type="string" calcext:value-type="string">
            <text:p>C2...C5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41"/>
          <table:table-cell table:style-name="ce31"/>
          <table:table-cell table:style-name="ce84" office:value-type="string" calcext:value-type="string">
            <text:p>C20,C21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68" office:value-type="string" calcext:value-type="string">
            <text:p>чип 0805 NP0 1000p ±10% 50V /1000 пФ 01</text:p>
          </table:table-cell>
          <table:table-cell table:style-name="ce78" office:value-type="float" office:value="4" calcext:value-type="float">
            <text:p>4</text:p>
          </table:table-cell>
          <table:table-cell table:style-name="ce85" office:value-type="string" calcext:value-type="string">
            <text:p>C6..С9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чип 0805 X7R 0.01uF ±10% 50V / 0,01 мкФ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С78,С80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С82,С82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чип 0805 X7R 0.1uF ±10% 100V / 0,1 мкФ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C10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C16...C18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C68,C71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C73,C79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C81,C83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C85...C87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43" office:value-type="string" calcext:value-type="string">
            <text:p>чип 0805 X7R 0.1uF ±10% 100V / 0,1 мкФ 0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C29...C33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43"/>
          <table:table-cell table:style-name="ce34"/>
          <table:table-cell table:style-name="ce34" office:value-type="string" calcext:value-type="string">
            <text:p>C88,C89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чип 0805 X7R 1uF ±10% 16V/ 1 мкФ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C1,C12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C14,C15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C19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C67,C69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C70,C72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C74,C75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43" office:value-type="string" calcext:value-type="string">
            <text:p>чип 0805 X7R 1uF ±10% 16V/ 1 мкФ 0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C65,C66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9"/>
          <table:table-cell table:style-name="ce79"/>
          <table:table-cell table:style-name="ce34" office:value-type="string" calcext:value-type="string">
            <text:p>C76,C77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7" office:value-type="string" calcext:value-type="string">
            <text:p>Микросхемы</text:p>
          </table:table-cell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43" office:value-type="string" calcext:value-type="string">
            <text:p>AM1/4L-0505NZ 01</text:p>
          </table:table-cell>
          <table:table-cell table:style-name="ce34" office:value-type="string" calcext:value-type="string">
            <text:p>1</text:p>
          </table:table-cell>
          <table:table-cell table:style-name="ce34" office:value-type="string" calcext:value-type="string">
            <text:p>DA44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AM1/4L-0505NZ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DA45,DA49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DAC7571IDBVT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DA5,DA10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MCP4725A0T - E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DA11,DA12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AM5T-2405SZ</text:p>
          </table:table-cell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DA17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LF50CDT</text:p>
          </table:table-cell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DA13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XTR115U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DA19...DA22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ISO1540BD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DA27...DA31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ads1114idgst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U1,U2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43" office:value-type="string" calcext:value-type="string">
            <text:p>ads1114idgst 0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U3,U4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7" office:value-type="string" calcext:value-type="string">
            <text:p>Оптопары</text:p>
          </table:table-cell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TLP62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DA3,DA4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TLP62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DA1,DA2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DA6...DA9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HCPL263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VU3,VU4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 office:value-type="string" calcext:value-type="string">
            <text:p>HCPL2631 0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VU5,VU6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7" office:value-type="string" calcext:value-type="string">
            <text:p>Микросхемы</text:p>
          </table:table-cell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ATMEGA128AU</text:p>
          </table:table-cell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DD1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43" office:value-type="string" calcext:value-type="string">
            <text:p>ADM232AARN 01</text:p>
          </table:table-cell>
          <table:table-cell table:style-name="ce34" office:value-type="string" calcext:value-type="string">
            <text:p>1</text:p>
          </table:table-cell>
          <table:table-cell table:style-name="ce34" office:value-type="string" calcext:value-type="string">
            <text:p>DD2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43" office:value-type="string" calcext:value-type="string">
            <text:p>Iso7221bd 01</text:p>
          </table:table-cell>
          <table:table-cell table:style-name="ce34" office:value-type="string" calcext:value-type="string">
            <text:p>1</text:p>
          </table:table-cell>
          <table:table-cell table:style-name="ce34" office:value-type="string" calcext:value-type="string">
            <text:p>DD3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ISO3088DW</text:p>
          </table:table-cell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DD4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39" office:value-type="string" calcext:value-type="string">
            <text:p>SN74HC10D</text:p>
          </table:table-cell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DD6</text:p>
          </table:table-cell>
          <table:table-cell table:style-name="ce88"/>
          <table:table-cell table:number-columns-repeated="1016"/>
        </table:table-row>
        <table:table-row table:style-name="ro7">
          <table:table-cell table:style-name="ce35" table:number-columns-repeated="7"/>
          <table:table-cell table:style-name="Default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44" office:value-type="string" calcext:value-type="string">
            <text:p>Самовосст.предохр. _ LP30-110F</text:p>
          </table:table-cell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FU1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 office:value-type="string" calcext:value-type="string">
            <text:p>Светодиоды</text:p>
          </table:table-cell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KP-1608SGC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HL3...HL6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HL27...HL46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HL71,HL72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HL75...HL78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HL82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43" office:value-type="string" calcext:value-type="string">
            <text:p>KP-1608SGC 01</text:p>
          </table:table-cell>
          <table:table-cell table:style-name="ce34" office:value-type="float" office:value="7" calcext:value-type="float">
            <text:p>7</text:p>
          </table:table-cell>
          <table:table-cell table:style-name="ce86" office:value-type="string" calcext:value-type="string">
            <text:p>HL7...HL10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/>
          <table:table-cell table:style-name="ce86" office:value-type="string" calcext:value-type="string">
            <text:p>HL79...HL81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1" office:value-type="string" calcext:value-type="string">
            <text:p><text:span text:style-name="T3">Соединитель</text:span><text:span text:style-name="T4"> DB9M DBS - 9M Z+H</text:span></text:p>
          </table:table-cell>
          <table:table-cell table:style-name="ce34" office:value-type="string" calcext:value-type="string">
            <text:p>1</text:p>
          </table:table-cell>
          <table:table-cell table:style-name="ce34" office:value-type="string" calcext:value-type="string">
            <text:p>HS1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72" office:value-type="string" calcext:value-type="string">
            <text:p><text:span text:style-name="T3">Резистор</text:span><text:span text:style-name="T4"> C2-29_0.25W 499 Ом </text:span>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R287,R288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1" office:value-type="string" calcext:value-type="string">
            <text:p><text:span text:style-name="T3">Резистор</text:span><text:span text:style-name="T4"> C2-29_0.25W 499 Ом 01</text:span>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R293,R294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7" office:value-type="string" calcext:value-type="string">
            <text:p>Чип-резисторы 0805</text:p>
          </table:table-cell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 office:value-type="string" calcext:value-type="string">
            <text:p>0805 15 Ом</text:p>
          </table:table-cell>
          <table:table-cell table:style-name="ce77" office:value-type="float" office:value="16" calcext:value-type="float">
            <text:p>16</text:p>
          </table:table-cell>
          <table:table-cell table:style-name="ce31" office:value-type="string" calcext:value-type="string">
            <text:p>R149...R164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0805 47 Ом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276,R278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0805 100 Ом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280...R282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 office:value-type="string" calcext:value-type="string">
            <text:p>0805 100 Ом 01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string" calcext:value-type="string">
            <text:p>R305,R308,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/>
          <table:table-cell table:style-name="ce80"/>
          <table:table-cell table:style-name="ce80" office:value-type="string" calcext:value-type="string">
            <text:p>R309,R313,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/>
          <table:table-cell table:style-name="ce80"/>
          <table:table-cell table:style-name="ce80" office:value-type="string" calcext:value-type="string">
            <text:p>R314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0805 240 Ом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R29,R32,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33,R35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 office:value-type="string" calcext:value-type="string">
            <text:p>0805 240 Ом 01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R37,R39,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/>
          <table:table-cell table:style-name="ce80"/>
          <table:table-cell table:style-name="ce80" office:value-type="string" calcext:value-type="string">
            <text:p>R41,R43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0805 330 Ом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279,R318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 office:value-type="string" calcext:value-type="string">
            <text:p>0805 330 Ом 0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R147,R148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0805 510 Ом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R173...R188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254,R285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286,R310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 office:value-type="string" calcext:value-type="string">
            <text:p>0805 510 Ом 01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string" calcext:value-type="string">
            <text:p>R306,R307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/>
          <table:table-cell table:style-name="ce80"/>
          <table:table-cell table:style-name="ce80" office:value-type="string" calcext:value-type="string">
            <text:p>R312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0805 1,2 кОм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R3...R6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11..R14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30...R31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34,R36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209,R210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283,R299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304,R315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316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 office:value-type="string" calcext:value-type="string">
            <text:p>0805 1,2 кОм 01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string" calcext:value-type="string">
            <text:p>R7...R9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/>
          <table:table-cell table:style-name="ce80"/>
          <table:table-cell table:style-name="ce80" office:value-type="string" calcext:value-type="string">
            <text:p>R15...R17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/>
          <table:table-cell table:style-name="ce80"/>
          <table:table-cell table:style-name="ce80" office:value-type="string" calcext:value-type="string">
            <text:p>R22...R25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/>
          <table:table-cell table:style-name="ce80"/>
          <table:table-cell table:style-name="ce80" office:value-type="string" calcext:value-type="string">
            <text:p>R26,R38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/>
          <table:table-cell table:style-name="ce80"/>
          <table:table-cell table:style-name="ce80" office:value-type="string" calcext:value-type="string">
            <text:p>R40,R42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/>
          <table:table-cell table:style-name="ce80"/>
          <table:table-cell table:style-name="ce80" office:value-type="string" calcext:value-type="string">
            <text:p>R44,R45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0805 2,4 кОм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R18..R21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27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/>
          <table:table-cell table:style-name="ce77" office:value-type="string" calcext:value-type="string">
            <text:p>R49...R51,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275,R277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/>
          <table:table-cell table:style-name="ce77" office:value-type="string" calcext:value-type="string">
            <text:p>R284,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/>
          <table:table-cell table:style-name="ce77" office:value-type="string" calcext:value-type="string">
            <text:p>R289..R292,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311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35" table:number-columns-repeated="4"/>
          <table:table-cell table:style-name="ce73" office:value-type="string" calcext:value-type="string">
            <text:p>0805 2,4 кОм 01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R22...R25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R0805 10 кОм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R1,R191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192,R196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197,R201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202,R206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207,R253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0805 29,1 кОм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R190,R195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200,R205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295,R296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 office:value-type="string" calcext:value-type="string">
            <text:p>0805 29,1 кОм 0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R301,R303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0805 33 кОм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R165...R172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193,R198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203,R208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0805 127 кОм 0,1%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R189,R194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199,R204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/>
          <table:table-cell table:style-name="ce31" office:value-type="string" calcext:value-type="string">
            <text:p>R297,R298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 office:value-type="string" calcext:value-type="string">
            <text:p>0805 127 кОм 0,1% 0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R300,R302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/>
          <table:table-cell table:style-name="ce31" table:number-columns-repeated="2"/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Резисторная сборка YC164-FR-072K4L 2,4 кОм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RP20...RP23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Резонатор кварцевый _ HC49/S 18.432 Мгц</text:p>
          </table:table-cell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SQ1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35" table:number-columns-repeated="7"/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7" office:value-type="string" calcext:value-type="string">
            <text:p>Диоды</text:p>
          </table:table-cell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MBRS340T3</text:p>
          </table:table-cell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VD50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us1g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VD65...VD68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Суппрессор 1,5smc43a</text:p>
          </table:table-cell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VD51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7" office:value-type="string" calcext:value-type="string">
            <text:p>Стабилитроны</text:p>
          </table:table-cell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ZZM - 55c - 5v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VD2...VD5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 office:value-type="string" calcext:value-type="string">
            <text:p>ZZM - 55c - 5v6 01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string" calcext:value-type="string">
            <text:p>VD6...VD9,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/>
          <table:table-cell table:style-name="ce80"/>
          <table:table-cell table:style-name="ce80" office:value-type="string" calcext:value-type="string">
            <text:p>VD64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Суппрессор SMAJ48A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VD26...VD37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7" office:value-type="string" calcext:value-type="string">
            <text:p>Транзисторы</text:p>
          </table:table-cell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bss138</text:p>
          </table:table-cell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VT2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 office:value-type="string" calcext:value-type="string">
            <text:p>bss138 0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VT3,VT4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Транзистор <text:s/>BD137 - 1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VT12...VT15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7" office:value-type="string" calcext:value-type="string">
            <text:p>Оптопередатчики</text:p>
          </table:table-cell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HFBR-1528</text:p>
          </table:table-cell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VU20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HFBR-1528 01</text:p>
          </table:table-cell>
          <table:table-cell table:style-name="ce31" office:value-type="string" calcext:value-type="string">
            <text:p>2</text:p>
          </table:table-cell>
          <table:table-cell table:style-name="ce31" office:value-type="string" calcext:value-type="string">
            <text:p>VU21,VU23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7" office:value-type="string" calcext:value-type="string">
            <text:p><text:span text:style-name="T5">Оптоприемники</text:span><text:span text:style-name="T6"> </text:span></text:p>
          </table:table-cell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HFBR-2521</text:p>
          </table:table-cell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VU19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70" office:value-type="string" calcext:value-type="string">
            <text:p>HFBR-2521 01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VU22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6"/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6"/>
          <table:table-cell table:style-name="ce59"/>
          <table:table-cell table:style-name="ce61"/>
          <table:table-cell table:style-name="ce63"/>
          <table:table-cell table:style-name="ce67" office:value-type="string" calcext:value-type="string">
            <text:p>Вилки</text:p>
          </table:table-cell>
          <table:table-cell table:style-name="ce77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55"/>
          <table:table-cell table:style-name="ce45"/>
          <table:table-cell table:style-name="ce60"/>
          <table:table-cell table:style-name="ce62"/>
          <table:table-cell table:style-name="ce39" office:value-type="string" calcext:value-type="string">
            <text:p>IDC10M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XP1,XP2</text:p>
          </table:table-cell>
          <table:table-cell table:style-name="ce53"/>
          <table:table-cell table:number-columns-repeated="1016"/>
        </table:table-row>
        <table:table-row table:style-name="ro6">
          <table:table-cell table:style-name="ce35" table:number-columns-repeated="4"/>
          <table:table-cell table:style-name="ce74" office:value-type="string" calcext:value-type="string">
            <text:p>IDC16M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XP3</text:p>
          </table:table-cell>
          <table:table-cell table:number-columns-repeated="1017"/>
        </table:table-row>
        <table:table-row table:style-name="ro7">
          <table:table-cell table:style-name="ce35" table:number-columns-repeated="7"/>
          <table:table-cell table:number-columns-repeated="1017"/>
        </table:table-row>
        <table:table-row table:style-name="ro6">
          <table:table-cell table:style-name="ce35" table:number-columns-repeated="4"/>
          <table:table-cell table:style-name="ce75" office:value-type="string" calcext:value-type="string">
            <text:p>Соединители</text:p>
          </table:table-cell>
          <table:table-cell table:style-name="ce35" table:number-columns-repeated="2"/>
          <table:table-cell table:number-columns-repeated="1017"/>
        </table:table-row>
        <table:table-row table:style-name="ro6">
          <table:table-cell table:style-name="ce35" table:number-columns-repeated="4"/>
          <table:table-cell table:style-name="ce36" office:value-type="string" calcext:value-type="string">
            <text:p>Wieland 8113 S/2 GOF+ 8113/2 BFK</text:p>
          </table:table-cell>
          <table:table-cell table:style-name="ce49" office:value-type="string" calcext:value-type="string">
            <text:p>4+4</text:p>
          </table:table-cell>
          <table:table-cell table:style-name="ce36" office:value-type="string" calcext:value-type="string">
            <text:p>X1..X4</text:p>
          </table:table-cell>
          <table:table-cell table:number-columns-repeated="1017"/>
        </table:table-row>
        <table:table-row table:style-name="ro6">
          <table:table-cell table:style-name="ce35" table:number-columns-repeated="4"/>
          <table:table-cell table:style-name="ce36" office:value-type="string" calcext:value-type="string">
            <text:p>Wieland 8113 S/5 GOF+ 8113/5 BFK</text:p>
          </table:table-cell>
          <table:table-cell table:style-name="ce49" office:value-type="string" calcext:value-type="string">
            <text:p>1+1</text:p>
          </table:table-cell>
          <table:table-cell table:style-name="ce36" office:value-type="string" calcext:value-type="string">
            <text:p>X12</text:p>
          </table:table-cell>
          <table:table-cell table:number-columns-repeated="1017"/>
        </table:table-row>
        <table:table-row table:style-name="ro6">
          <table:table-cell table:style-name="ce35" table:number-columns-repeated="4"/>
          <table:table-cell table:style-name="ce36" office:value-type="string" calcext:value-type="string">
            <text:p>Wieland 8113 S/6 GOF+ 8113/6 BFK</text:p>
          </table:table-cell>
          <table:table-cell table:style-name="ce49" office:value-type="string" calcext:value-type="string">
            <text:p>2+2</text:p>
          </table:table-cell>
          <table:table-cell table:style-name="ce36" office:value-type="string" calcext:value-type="string">
            <text:p>X11</text:p>
          </table:table-cell>
          <table:table-cell table:number-columns-repeated="1017"/>
        </table:table-row>
        <table:table-row table:style-name="ro6">
          <table:table-cell table:style-name="ce35" table:number-columns-repeated="4"/>
          <table:table-cell table:style-name="ce36" office:value-type="string" calcext:value-type="string">
            <text:p>Wieland 8113 S/8 GOF+ 8113/8 BFK</text:p>
          </table:table-cell>
          <table:table-cell table:style-name="ce49" office:value-type="string" calcext:value-type="string">
            <text:p>4+4</text:p>
          </table:table-cell>
          <table:table-cell table:style-name="ce36" office:value-type="string" calcext:value-type="string">
            <text:p>X5,X13</text:p>
          </table:table-cell>
          <table:table-cell table:number-columns-repeated="1017"/>
        </table:table-row>
        <table:table-row table:style-name="ro6">
          <table:table-cell table:style-name="ce35" table:number-columns-repeated="4"/>
          <table:table-cell table:style-name="ce36" office:value-type="string" calcext:value-type="string">
            <text:p>Wieland 8513 S/3 G+ 8513/3 BFK</text:p>
          </table:table-cell>
          <table:table-cell table:style-name="ce49" office:value-type="string" calcext:value-type="string">
            <text:p>1+1</text:p>
          </table:table-cell>
          <table:table-cell table:style-name="ce36" office:value-type="string" calcext:value-type="string">
            <text:p>X15</text:p>
          </table:table-cell>
          <table:table-cell table:number-columns-repeated="1017"/>
        </table:table-row>
        <table:table-row table:style-name="ro6">
          <table:table-cell table:style-name="ce35" table:number-columns-repeated="4"/>
          <table:table-cell table:style-name="ce36" office:value-type="string" calcext:value-type="string">
            <text:p>Монтажный адаптер <text:s/>для серий 261/262 (wago 209-123)</text:p>
          </table:table-cell>
          <table:table-cell table:style-name="ce49"/>
          <table:table-cell table:style-name="ce36"/>
          <table:table-cell table:number-columns-repeated="1017"/>
        </table:table-row>
        <table:table-row table:style-name="ro6">
          <table:table-cell table:style-name="ce35" table:number-columns-repeated="4"/>
          <table:table-cell table:style-name="ce36"/>
          <table:table-cell table:style-name="ce49" office:value-type="float" office:value="2" calcext:value-type="float">
            <text:p>2</text:p>
          </table:table-cell>
          <table:table-cell table:style-name="ce36" office:value-type="string" calcext:value-type="string">
            <text:p>X16,X17</text:p>
          </table:table-cell>
          <table:table-cell table:number-columns-repeated="1017"/>
        </table:table-row>
        <table:table-row table:style-name="ro7" table:number-rows-repeated="1046479">
          <table:table-cell table:number-columns-repeated="1024"/>
        </table:table-row>
        <table:table-row table:style-name="ro4" table:number-rows-repeated="192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 ВП'.$A$1" table:cell-range-address="$SP.$A$1:.$G$10485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ISOCPEUR" svg:font-family="ISOCPEUR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4pt" fo:margin-bottom="14.4pt" fo:margin-left="50.4pt" fo:margin-right="14.4pt" style:print-page-order="ttb" style:first-page-number="1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.99pt" fo:margin-left="0pt" fo:margin-right="0pt" fo:margin-top="0pt"/>
      </style:footer-style>
    </style:page-layout>
    <style:page-layout style:name="Mpm4">
      <style:page-layout-properties fo:page-width="595.3pt" fo:page-height="841.89pt" style:num-format="1" style:print-orientation="portrait" fo:margin-top="14.4pt" fo:margin-bottom="14.4pt" fo:margin-left="50.4pt" fo:margin-right="14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.99pt" fo:margin-left="0pt" fo:margin-right="0pt" fo:margin-top="0pt"/>
      </style:footer-style>
    </style:page-layout>
    <style:page-layout style:name="Mpm5">
      <style:page-layout-properties fo:page-width="595.3pt" fo:page-height="841.89pt" style:num-format="1" style:print-orientation="portrait" fo:margin-top="14.4pt" fo:margin-bottom="14.4pt" fo:margin-left="50.4pt" fo:margin-right="14.4pt" style:print-page-order="ttb" style:first-page-number="1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4.01pt" fo:margin-left="0pt" fo:margin-right="0pt" fo:margin-top="11.9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18:39:59.551248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4" style:display-name="PageStyle_PE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</text:span><text:span text:style-name="MT1"><text:date style:data-style-name="N2" text:date-value="2018-11-13">00/00/0000</text:date></text:span><text:span text:style-name="MT1"> </text:span><text:span text:style-name="MT1"><text:time style:data-style-name="N2" text:time-value="18:39:59.552246853">00:00:00</text:time></text:span></text:p>
        </style:region-left>
        <style:region-center>
          <text:p><text:span text:style-name="MT1"><text:s text:c="28"/></text:span><text:span text:style-name="MT1">EV69_00 ПЭ4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_20_ВП" style:display-name="PageStyle_ ВП" style:page-layout-name="Mpm4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</text:span><text:span text:style-name="MT1"><text:date style:data-style-name="N2" text:date-value="2018-11-13">00/00/0000</text:date></text:span><text:span text:style-name="MT1"> </text:span><text:span text:style-name="MT1"><text:time style:data-style-name="N2" text:time-value="18:39:59.553650998">00:00:00</text:time></text:span></text:p>
        </style:region-left>
        <style:region-center>
          <text:p><text:span text:style-name="MT1"><text:s text:c="33"/></text:span><text:span text:style-name="MT1">EV69.00 ВП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SP" style:display-name="PageStyle_SP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</text:span><text:span text:style-name="MT1"><text:date style:data-style-name="N2" text:date-value="2018-11-13">00/00/0000</text:date></text:span><text:span text:style-name="MT1"> </text:span><text:span text:style-name="MT1"><text:time style:data-style-name="N2" text:time-value="18:39:59.555041616">00:00:00</text:time></text:span></text:p>
        </style:region-left>
        <style:region-center>
          <text:p><text:span text:style-name="MT1"><text:s text:c="34"/></text:span><text:span text:style-name="MT1">EV69.00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3:03:23</meta:creation-date>
    <meta:initial-creator>cvy7</meta:initial-creator>
    <dc:language>en-US</dc:language>
    <meta:print-date>2018-06-18T17:40:14</meta:print-date>
    <dc:date>2018-11-13T18:43:56.886376430</dc:date>
    <meta:editing-cycles>58</meta:editing-cycles>
    <meta:editing-duration>PT3H2M34S</meta:editing-duration>
    <meta:generator>LibreOffice/5.1.6.2$Linux_X86_64 LibreOffice_project/10m0$Build-2</meta:generator>
    <meta:document-statistic meta:table-count="3" meta:cell-count="1157" meta:object-count="0"/>
    <meta:user-defined meta:name="AppVersion">14.0300</meta:user-defined>
    <meta:user-defined meta:name="Company">cvy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